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5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1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officeooo:paragraph-rsid="0021d944"/>
    </style:style>
    <style:style style:name="P91" style:family="paragraph" style:parent-style-name="Standard">
      <style:paragraph-properties style:line-height-at-least="0.503cm"/>
    </style:style>
    <style:style style:name="P92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18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19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20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21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22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23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2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3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38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39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40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41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42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43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44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45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46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47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48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49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54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5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56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7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58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59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60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61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62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66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69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70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71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72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73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74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75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76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77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88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89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90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191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92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93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94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95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96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201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02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03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04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05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0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10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211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2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21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3120236584" text:style-name="L1">
        <text:list-item>
          <text:p text:style-name="P133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91747047503771" text:continue-numbering="true" text:style-name="L1">
        <text:list-item>
          <text:p text:style-name="P133">JavaScript</text:p>
        </text:list-item>
      </text:list>
      <text:list xml:id="list3058517592" text:style-name="L2">
        <text:list-item>
          <text:p text:style-name="P144">JavaScript <text:span text:style-name="T13">Core</text:span></text:p>
          <text:list>
            <text:list-item>
              <text:p text:style-name="P149">linguagem de programação que roda Navegador do usuário (front-end):</text:p>
              <text:list>
                <text:list-item>
                  <text:p text:style-name="P149">Se você clicar em algum botão da página e aparece uma janela. Isso é o JavaScript.</text:p>
                </text:list-item>
                <text:list-item>
                  <text:p text:style-name="P150">Alteração do site ou aplicativo, conforme a interação do usuário.</text:p>
                </text:list-item>
              </text:list>
            </text:list-item>
            <text:list-item>
              <text:p text:style-name="P150">Roda também no computador (back-end)</text:p>
            </text:list-item>
          </text:list>
        </text:list-item>
        <text:list-item>
          <text:p text:style-name="P144">O que podemos fazer?</text:p>
          <text:list>
            <text:list-item>
              <text:p text:style-name="P150">Podemos criar aplicações web, mobile (React Native), desktop (Electron);</text:p>
            </text:list-item>
            <text:list-item>
              <text:p text:style-name="P150">Empresas famosas que usam:</text:p>
              <text:list>
                <text:list-item>
                  <text:p text:style-name="P150">Facebook (Instagram, WhatsApp);</text:p>
                </text:list-item>
                <text:list-item>
                  <text:p text:style-name="P150">Google (Youtube, Gmail, Drive);</text:p>
                </text:list-item>
                <text:list-item>
                  <text:p text:style-name="P150">Uber;</text:p>
                </text:list-item>
                <text:list-item>
                  <text:p text:style-name="P150">Netflix</text:p>
                </text:list-item>
                <text:list-item>
                  <text:p text:style-name="P150">TikTok</text:p>
                </text:list-item>
                <text:list-item>
                  <text:p text:style-name="P150">…</text:p>
                </text:list-item>
              </text:list>
            </text:list-item>
            <text:list-item>
              <text:p text:style-name="P150">99.99% dos sites na web usam JavaScript;</text:p>
            </text:list-item>
            <text:list-item>
              <text:p text:style-name="P150">Linguagem obrigatória para quem programa o Front-end Web.</text:p>
            </text:list-item>
          </text:list>
        </text:list-item>
        <text:list-item>
          <text:p text:style-name="P145">Evolução</text:p>
          <text:list>
            <text:list-item>
              <text:p text:style-name="P149">A comunidade cresce cada vez mais e a linguagem está sempre evoluindo.</text:p>
            </text:list-item>
          </text:list>
        </text:list-item>
        <text:list-item>
          <text:p text:style-name="P145">O que vamos ver o curso?</text:p>
          <text:list>
            <text:list-item>
              <text:p text:style-name="P149">Tipos de dados</text:p>
            </text:list-item>
            <text:list-item>
              <text:p text:style-name="P149">Variáveis</text:p>
            </text:list-item>
            <text:list-item>
              <text:p text:style-name="P149">Funções</text:p>
            </text:list-item>
            <text:list-item>
              <text:p text:style-name="P149">Condicionais</text:p>
            </text:list-item>
            <text:list-item>
              <text:p text:style-name="P149">Estruturas de repetição</text:p>
            </text:list-item>
            <text:list-item>
              <text:p text:style-name="P149">…</text:p>
            </text:list-item>
          </text:list>
        </text:list-item>
        <text:list-item>
          <text:p text:style-name="P145">Como vai funcionar a dinâmica do curso?</text:p>
          <text:list>
            <text:list-item>
              <text:p text:style-name="P149">Treino de futebol</text:p>
            </text:list-item>
            <text:list-item>
              <text:p text:style-name="P149">Treino de artes marciais</text:p>
            </text:list-item>
            <text:list-item>
              <text:p text:style-name="P149">Conceitos e fundamentos</text:p>
            </text:list-item>
            <text:list-item>
              <text:p text:style-name="P149">Prática</text:p>
            </text:list-item>
            <text:list-item>
              <text:p text:style-name="P149">Revisão</text:p>
            </text:list-item>
          </text:list>
        </text:list-item>
      </text:list>
      <text:p text:style-name="P7"/>
      <text:p text:style-name="P125">Guias estelares</text:p>
      <text:p text:style-name="P31"><text:span text:style-name="T1">O guia estelar de </text:span><text:span text:style-name="T2">JavaScript</text:span></text:p>
      <text:p text:style-name="P3">Primeiros Passos</text:p>
      <text:list xml:id="list2853324229" text:style-name="L3">
        <text:list-item>
          <text:p text:style-name="P134">Sintaxe</text:p>
        </text:list-item>
      </text:list>
      <text:list xml:id="list3030369482" text:style-name="L4">
        <text:list-item>
          <text:p text:style-name="P146">A importância da Sintaxe<text:span text:style-name="T14"> – escrever texto de uma maneira correta.</text:span></text:p>
          <text:list>
            <text:list-item>
              <text:p text:style-name="P151">Toda linguagem tem;</text:p>
            </text:list-item>
            <text:list-item>
              <text:p text:style-name="P151">Uma boa comunicação necessita de uma boa sintaxe;</text:p>
            </text:list-item>
            <text:list-item>
              <text:p text:style-name="P151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91745981194841" text:continue-list="list2853324229" text:style-name="L3">
        <text:list-item>
          <text:p text:style-name="P135">Maneiras de executar o JavaScript</text:p>
        </text:list-item>
      </text:list>
      <text:list xml:id="list508894854" text:style-name="L5">
        <text:list-item>
          <text:p text:style-name="P152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52"><text:a xlink:type="simple" xlink:href="https://codepen.io/" text:style-name="Internet_20_link" text:visited-style-name="Visited_20_Internet_20_Link">https://codepen.io/</text:a></text:p>
        </text:list-item>
        <text:list-item>
          <text:p text:style-name="P152">Visual Studio Code</text:p>
        </text:list-item>
      </text:list>
      <text:p text:style-name="P12"/>
      <text:list xml:id="list91745620938533" text:continue-list="list91745981194841" text:style-name="L3">
        <text:list-item>
          <text:p text:style-name="P136">Adicionando arquivos JS</text:p>
        </text:list-item>
      </text:list>
      <text:list xml:id="list2080510447" text:style-name="L6">
        <text:list-item>
          <text:p text:style-name="P153">HTML</text:p>
        </text:list-item>
      </text:list>
      <text:p text:style-name="P41"><text:span text:style-name="T30">&lt;!</text:span><text:span text:style-name="T31">DOCTYPE</text:span> <text:span text:style-name="T16">html</text:span><text:span text:style-name="T30">&gt;</text:span></text:p>
      <text:p text:style-name="P54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4"><text:span text:style-name="T30">&lt;</text:span><text:span text:style-name="T31">head</text:span><text:span text:style-name="T30">&gt;</text:span></text:p>
      <text:p text:style-name="P54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4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4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4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4"><text:span text:style-name="T30">&lt;/</text:span><text:span text:style-name="T31">head</text:span><text:span text:style-name="T30">&gt;</text:span></text:p>
      <text:p text:style-name="P54"><text:span text:style-name="T30">&lt;</text:span><text:span text:style-name="T31">body</text:span><text:span text:style-name="T30">&gt;</text:span></text:p>
      <text:p text:style-name="P71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4"><text:span text:style-name="T30">&lt;/</text:span><text:span text:style-name="T31">body</text:span><text:span text:style-name="T30">&gt;</text:span></text:p>
      <text:p text:style-name="P54"><text:span text:style-name="T30">&lt;/</text:span><text:span text:style-name="T31">html</text:span><text:span text:style-name="T30">&gt;</text:span></text:p>
      <text:p text:style-name="P29"/>
      <text:list xml:id="list2749093370" text:style-name="L7">
        <text:list-item>
          <text:p text:style-name="P154">JAVA SCRIPT</text:p>
        </text:list-item>
      </text:list>
      <text:p text:style-name="P39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2"/>
      <text:list xml:id="list91746399003372" text:continue-list="list91745620938533" text:style-name="L3">
        <text:list-item>
          <text:p text:style-name="P137">Comentários</text:p>
        </text:list-item>
      </text:list>
      <text:p text:style-name="P80">//Aqui eu tenho um comentário em linha</text:p>
      <text:p text:style-name="P86">/*</text:p>
      <text:p text:style-name="P86">Aqui eu tenho um comentário multi linha (bloco)</text:p>
      <text:p text:style-name="P76"/>
      <text:p text:style-name="P86">o código abaixo escreve alguma mensagem no devtools</text:p>
      <text:p text:style-name="P86">*/</text:p>
      <text:p text:style-name="P76"/>
      <text:p text:style-name="P54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4"><text:span text:style-name="T16">console</text:span>.<text:span text:style-name="T25">log</text:span>(<text:span text:style-name="T28">'não iria ignorar'</text:span>)</text:p>
      <text:p text:style-name="P8"/>
      <text:p text:style-name="P126">Guias estelares</text:p>
      <text:p text:style-name="P32"><text:span text:style-name="T1">O guia estelar de </text:span><text:span text:style-name="T2">JavaScript</text:span></text:p>
      <text:p text:style-name="P4">Tipos de dados</text:p>
      <text:list xml:id="list3591117218" text:style-name="L8">
        <text:list-item>
          <text:p text:style-name="P138">Introdução</text:p>
        </text:list-item>
      </text:list>
      <text:list xml:id="list259052798" text:style-name="L9">
        <text:list-item>
          <text:p text:style-name="P147">Tipos de dados</text:p>
          <text:list>
            <text:list-item>
              <text:p text:style-name="P155">Gramática:</text:p>
              <text:list>
                <text:list-item>
                  <text:p text:style-name="P155">Elementos da linguagem e suas combinações</text:p>
                </text:list-item>
                <text:list-item>
                  <text:p text:style-name="P155">A arte de falar e escrever corretamente</text:p>
                </text:list-item>
              </text:list>
            </text:list-item>
            <text:list-item>
              <text:p text:style-name="P155">Vocabulário:</text:p>
              <text:list>
                <text:list-item>
                  <text:p text:style-name="P155">Conjunto de termos e expressões</text:p>
                </text:list-item>
                <text:list-item>
                  <text:p text:style-name="P155">Agrupamento de palavras</text:p>
                </text:list-item>
              </text:list>
            </text:list-item>
            <text:list-item>
              <text:p text:style-name="P155">Precisamos saber como escrever</text:p>
            </text:list-item>
            <text:list-item>
              <text:p text:style-name="P155">Precisamos saber os significados</text:p>
            </text:list-item>
            <text:list-item>
              <text:p text:style-name="P155">Precisamos continuar aprendendo, para crescer nosso vocabulário</text:p>
            </text:list-item>
          </text:list>
        </text:list-item>
        <text:list-item>
          <text:p text:style-name="P147">Como vai ser a dinâmica do aprendizado?</text:p>
          <text:list>
            <text:list-item>
              <text:p text:style-name="P155">Conceitos e escrita</text:p>
            </text:list-item>
            <text:list-item>
              <text:p text:style-name="P155">Vamos aprender os tipos de dados utilizados na linguagem</text:p>
              <text:list>
                <text:list-item>
                  <text:p text:style-name="P155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91746125473775" text:continue-list="list3591117218" text:style-name="L8">
        <text:list-item>
          <text:p text:style-name="P138">String</text:p>
        </text:list-item>
      </text:list>
      <text:list xml:id="list2213654100" text:style-name="L10">
        <text:list-item>
          <text:p text:style-name="P156">Cadeia de caracteres</text:p>
          <text:list>
            <text:list-item>
              <text:p text:style-name="P156">“” aspas duplas</text:p>
            </text:list-item>
            <text:list-item>
              <text:p text:style-name="P156">‘’ aspas simples</text:p>
            </text:list-item>
            <text:list-item>
              <text:p text:style-name="P156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2"><text:span text:style-name="T16">console</text:span>.<text:span text:style-name="T25">log</text:span>(<text:span text:style-name="T28">"Thiago Carlos"</text:span>)</text:p>
      <text:p text:style-name="P54"><text:span text:style-name="T16">console</text:span>.<text:span text:style-name="T25">log</text:span>(<text:span text:style-name="T28">'Limeira da Silva'</text:span>)</text:p>
      <text:p text:style-name="P54"><text:span text:style-name="T16">console</text:span>.<text:span text:style-name="T25">log</text:span>(<text:span text:style-name="T28">`com crases eu posso </text:span></text:p>
      <text:p text:style-name="P76"/>
      <text:p text:style-name="P89">quebrar linha</text:p>
      <text:p text:style-name="P76"/>
      <text:p text:style-name="P54"><text:span text:style-name="T28">`</text:span>)</text:p>
      <text:p text:style-name="P76"/>
      <text:p text:style-name="P54"><text:span text:style-name="T16">console</text:span>.<text:span text:style-name="T25">log</text:span>(<text:span text:style-name="T28">"um 'exemplo'com asplas duplas"</text:span>)</text:p>
      <text:p text:style-name="P54"><text:span text:style-name="T16">console</text:span>.<text:span text:style-name="T25">log</text:span>(<text:span text:style-name="T28">'um "exemplo" com aspas simples'</text:span>)</text:p>
      <text:p text:style-name="P54"><text:span text:style-name="T16">console</text:span>.<text:span text:style-name="T25">log</text:span>(<text:span text:style-name="T28">`um "exemplo" com 'crases'`</text:span>)</text:p>
      <text:p text:style-name="P14"/>
      <text:list xml:id="list91746793638364" text:continue-list="list91746125473775" text:style-name="L8">
        <text:list-item>
          <text:p text:style-name="P138">Number</text:p>
        </text:list-item>
      </text:list>
      <text:list xml:id="list2420026438" text:style-name="L11">
        <text:list-item>
          <text:p text:style-name="P168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3"><text:span text:style-name="T16">console</text:span>.<text:span text:style-name="T25">log</text:span>(<text:span text:style-name="T37">33</text:span>)</text:p>
      <text:p text:style-name="P54"><text:span text:style-name="T16">console</text:span>.<text:span text:style-name="T25">log</text:span>(-<text:span text:style-name="T37">33</text:span>)</text:p>
      <text:p text:style-name="P54"><text:span text:style-name="T16">console</text:span>.<text:span text:style-name="T25">log</text:span>(<text:span text:style-name="T37">12.5</text:span>)</text:p>
      <text:p text:style-name="P54"><text:soft-page-break/><text:span text:style-name="T16">console</text:span>.<text:span text:style-name="T25">log</text:span>(<text:span text:style-name="T37">12</text:span> + <text:span text:style-name="T37">12</text:span>)</text:p>
      <text:p text:style-name="P54"><text:span text:style-name="T16">console</text:span>.<text:span text:style-name="T25">log</text:span>(<text:span text:style-name="T37">15</text:span> / <text:span text:style-name="T37">3</text:span>)</text:p>
      <text:p text:style-name="P54"><text:span text:style-name="T16">console</text:span>.<text:span text:style-name="T25">log</text:span>(<text:span text:style-name="T37">15</text:span> / <text:span text:style-name="T28">"axsd"</text:span>)</text:p>
      <text:p text:style-name="P40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91747538020688" text:continue-list="list91746793638364" text:style-name="L8">
        <text:list-item>
          <text:p text:style-name="P138">Boolean</text:p>
        </text:list-item>
      </text:list>
      <text:list xml:id="list923056372" text:style-name="L12">
        <text:list-item>
          <text:p text:style-name="P148">Boolean - Booleano</text:p>
          <text:list>
            <text:list-item>
              <text:p text:style-name="P157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4"><text:span text:style-name="T16">console</text:span>.<text:span text:style-name="T25">log</text:span>(<text:span text:style-name="T31">true</text:span>)</text:p>
      <text:p text:style-name="P40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91746701710674" text:continue-list="list91747538020688" text:style-name="L8">
        <text:list-item>
          <text:p text:style-name="P139">Unde<text:span text:style-name="T39">fined vs null</text:span></text:p>
        </text:list-item>
      </text:list>
      <text:list xml:id="list468041099" text:style-name="L13">
        <text:list-item>
          <text:p text:style-name="P158">undefined</text:p>
          <text:list>
            <text:list-item>
              <text:p text:style-name="P158">indefinido - não existe</text:p>
            </text:list-item>
          </text:list>
        </text:list-item>
        <text:list-item>
          <text:p text:style-name="P158">null</text:p>
          <text:list>
            <text:list-item>
              <text:p text:style-name="P158">nulo</text:p>
            </text:list-item>
            <text:list-item>
              <text:p text:style-name="P158">objeto que não possui nada</text:p>
            </text:list-item>
            <text:list-item>
              <text:p text:style-name="P158">diferente de indefinido</text:p>
            </text:list-item>
          </text:list>
        </text:list-item>
        <text:list-item>
          <text:p text:style-name="P158">null !== undefinedfined vs null</text:p>
        </text:list-item>
      </text:list>
      <text:p text:style-name="P17"/>
      <text:p text:style-name="P45"><text:span text:style-name="T16">console</text:span>.<text:span text:style-name="T25">log</text:span>(<text:span text:style-name="T31">undefined</text:span>)</text:p>
      <text:p text:style-name="P54"><text:span text:style-name="T16">console</text:span>.<text:span text:style-name="T25">log</text:span>(<text:span text:style-name="T31">null</text:span>)</text:p>
      <text:p text:style-name="P54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0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91747365417347" text:continue-list="list91746701710674" text:style-name="L8">
        <text:list-item>
          <text:p text:style-name="P138">Object</text:p>
        </text:list-item>
      </text:list>
      <text:list xml:id="list3015904134" text:style-name="L14">
        <text:list-item>
          <text:p text:style-name="P159">Object</text:p>
          <text:list>
            <text:list-item>
              <text:p text:style-name="P170"><text:span text:style-name="T4">Objet</text:span><text:span text:style-name="T5">o</text:span></text:p>
            </text:list-item>
            <text:list-item>
              <text:p text:style-name="P159">Dado estrutural</text:p>
            </text:list-item>
            <text:list-item>
              <text:p text:style-name="P159">Proriedades / Atributos</text:p>
            </text:list-item>
            <text:list-item>
              <text:p text:style-name="P159">Funcionalidades / Métodos</text:p>
            </text:list-item>
          </text:list>
        </text:list-item>
        <text:list-item>
          <text:p text:style-name="P159">{propriedade: "valor"}</text:p>
        </text:list-item>
      </text:list>
      <text:p text:style-name="P19"/>
      <text:p text:style-name="P69"><text:span text:style-name="T16">console</text:span>.<text:span text:style-name="T25">log</text:span>({</text:p>
      <text:p text:style-name="P54"><text:span text:style-name="T16"><text:tab/>name:</text:span> <text:span text:style-name="T28">"Thiago"</text:span>,</text:p>
      <text:p text:style-name="P54"><text:span text:style-name="T16"><text:tab/>idade:</text:span> <text:span text:style-name="T37">33</text:span>,</text:p>
      <text:p text:style-name="P54"><text:span text:style-name="T25"><text:tab/>andar</text:span><text:span text:style-name="T16">:</text:span> <text:span text:style-name="T31">function</text:span>(){</text:p>
      <text:p text:style-name="P54"><text:span text:style-name="T16"><text:tab/><text:tab/>console</text:span>.<text:span text:style-name="T25">log</text:span>(<text:span text:style-name="T28">'andar'</text:span>)</text:p>
      <text:p text:style-name="P54"><text:tab/>}</text:p>
      <text:p text:style-name="P54">})</text:p>
      <text:p text:style-name="P90"/>
      <text:p text:style-name="P19"/>
      <text:list xml:id="list91747669873398" text:continue-list="list91747365417347" text:style-name="L8">
        <text:list-item>
          <text:p text:style-name="P138">Array</text:p>
        </text:list-item>
      </text:list>
      <text:list xml:id="list1001514136" text:style-name="L15">
        <text:list-item>
          <text:p text:style-name="P160">Array (vetores)</text:p>
        </text:list-item>
      </text:list>
      <text:list xml:id="list1117528870" text:style-name="L16">
        <text:list-item>
          <text:list>
            <text:list-item>
              <text:p text:style-name="P161">Uma lista</text:p>
            </text:list-item>
          </text:list>
        </text:list-item>
      </text:list>
      <text:list xml:id="list91747308259688" text:continue-list="list1001514136" text:style-name="L15">
        <text:list-item>
          <text:list>
            <text:list-item>
              <text:p text:style-name="P160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6"><text:soft-page-break/><text:span text:style-name="T16">console</text:span>.<text:span text:style-name="T25">log</text:span>([<text:span text:style-name="T28">"Thiago"</text:span>, <text:span text:style-name="T37">33</text:span>])</text:p>
      <text:p text:style-name="P54"><text:span text:style-name="T16">console</text:span>.<text:span text:style-name="T25">log</text:span>([</text:p>
      <text:p text:style-name="P54"><text:span text:style-name="T28"><text:tab/>"leite"</text:span>,</text:p>
      <text:p text:style-name="P54"><text:span text:style-name="T28"><text:tab/>"ovos"</text:span>,</text:p>
      <text:p text:style-name="P54"><text:span text:style-name="T37"><text:tab/>2</text:span>,</text:p>
      <text:p text:style-name="P54"><text:span text:style-name="T37"><text:tab/>3</text:span>,</text:p>
      <text:p text:style-name="P54">])</text:p>
      <text:p text:style-name="P20"/>
      <text:list xml:id="list91746464708834" text:continue-list="list91747669873398" text:style-name="L8">
        <text:list-item>
          <text:p text:style-name="P138">Conclusão</text:p>
        </text:list-item>
      </text:list>
      <text:list xml:id="list742264346" text:style-name="L17">
        <text:list-item>
          <text:p text:style-name="P162">Tipos de dados</text:p>
        </text:list-item>
      </text:list>
      <text:p text:style-name="P21"><text:tab/>Conforme o ECMAScrept standard temos 9 tipos de dados:</text:p>
      <text:list xml:id="list3447638883" text:style-name="L18">
        <text:list-item>
          <text:list>
            <text:list-item>
              <text:p text:style-name="P163">Data types</text:p>
              <text:list>
                <text:list-item>
                  <text:p text:style-name="P163">Primitive / Primitive value</text:p>
                </text:list-item>
                <text:list-item>
                  <text:p text:style-name="P163">Structural</text:p>
                </text:list-item>
                <text:list-item>
                  <text:p text:style-name="P163">Structural Primitive</text:p>
                </text:list-item>
              </text:list>
            </text:list-item>
          </text:list>
        </text:list-item>
        <text:list-item>
          <text:p text:style-name="P163">Primitivos</text:p>
          <text:list>
            <text:list-item>
              <text:p text:style-name="P163">String</text:p>
            </text:list-item>
            <text:list-item>
              <text:p text:style-name="P163">Number</text:p>
            </text:list-item>
            <text:list-item>
              <text:p text:style-name="P163">Boolean</text:p>
            </text:list-item>
            <text:list-item>
              <text:p text:style-name="P163">undefined</text:p>
            </text:list-item>
            <text:list-item>
              <text:p text:style-name="P163">Symbol</text:p>
            </text:list-item>
            <text:list-item>
              <text:p text:style-name="P163">BigInt</text:p>
            </text:list-item>
          </text:list>
        </text:list-item>
        <text:list-item>
          <text:p text:style-name="P163">Estruturais</text:p>
          <text:list>
            <text:list-item>
              <text:p text:style-name="P163">Object</text:p>
              <text:list>
                <text:list-item>
                  <text:p text:style-name="P163">Array</text:p>
                </text:list-item>
                <text:list-item>
                  <text:p text:style-name="P163">Map</text:p>
                </text:list-item>
                <text:list-item>
                  <text:p text:style-name="P163">SetembroDate</text:p>
                </text:list-item>
                <text:list-item>
                  <text:p text:style-name="P163">…</text:p>
                </text:list-item>
              </text:list>
            </text:list-item>
            <text:list-item>
              <text:p text:style-name="P163">Function</text:p>
            </text:list-item>
          </text:list>
        </text:list-item>
        <text:list-item>
          <text:p text:style-name="P163">primitivo Estrutural / Structural Root Primitive</text:p>
          <text:list>
            <text:list-item>
              <text:p text:style-name="P163">null</text:p>
            </text:list-item>
          </text:list>
        </text:list-item>
      </text:list>
      <text:p text:style-name="P21"/>
      <text:p text:style-name="P127">Guias estelares</text:p>
      <text:p text:style-name="P33"><text:span text:style-name="T1">O guia estelar de </text:span><text:span text:style-name="T2">JavaScript</text:span></text:p>
      <text:p text:style-name="P5">Variáveis</text:p>
      <text:list xml:id="list2763970306" text:style-name="L19">
        <text:list-item>
          <text:p text:style-name="P140">Conhecendo as variáveis</text:p>
        </text:list-item>
      </text:list>
      <text:list xml:id="list2098566068" text:style-name="L20">
        <text:list-item>
          <text:p text:style-name="P164">Variáveis</text:p>
          <text:list>
            <text:list-item>
              <text:p text:style-name="P164">Nomes simbólicos para receber algum valor;</text:p>
            </text:list-item>
            <text:list-item>
              <text:p text:style-name="P164">Atalhos de código;</text:p>
            </text:list-item>
            <text:list-item>
              <text:p text:style-name="P164">Identificadores;</text:p>
            </text:list-item>
            <text:list-item>
              <text:p text:style-name="P164">3 palavras reservadas para criar uma variável:</text:p>
              <text:list>
                <text:list-item>
                  <text:p text:style-name="P164">var</text:p>
                </text:list-item>
                <text:list-item>
                  <text:p text:style-name="P164">let</text:p>
                </text:list-item>
                <text:list-item>
                  <text:p text:style-name="P164">const</text:p>
                </text:list-item>
              </text:list>
            </text:list-item>
          </text:list>
        </text:list-item>
      </text:list>
      <text:p text:style-name="P22"/>
      <text:p text:style-name="P88">// var</text:p>
      <text:p text:style-name="P54"><text:span text:style-name="T31">var</text:span> <text:span text:style-name="T16">clima</text:span> = <text:span text:style-name="T28">"Quente"</text:span></text:p>
      <text:p text:style-name="P54"><text:span text:style-name="T16">clima</text:span> = <text:span text:style-name="T28">"Frio"</text:span></text:p>
      <text:p text:style-name="P76"/>
      <text:p text:style-name="P54"><text:span text:style-name="T16">console</text:span>.<text:span text:style-name="T25">log</text:span>(<text:span text:style-name="T16">clima</text:span>)</text:p>
      <text:p text:style-name="P76"/>
      <text:p text:style-name="P86">// let</text:p>
      <text:p text:style-name="P54"><text:span text:style-name="T31">let</text:span> <text:span text:style-name="T16">dia</text:span> = <text:span text:style-name="T28">"Wednesday"</text:span></text:p>
      <text:p text:style-name="P54"><text:span text:style-name="T16">dia</text:span> = <text:span text:style-name="T28">"Friday"</text:span></text:p>
      <text:p text:style-name="P76"/>
      <text:p text:style-name="P54"><text:span text:style-name="T16">console</text:span>.<text:span text:style-name="T25">log</text:span>(<text:span text:style-name="T16">dia</text:span>)</text:p>
      <text:p text:style-name="P76"/>
      <text:p text:style-name="P86">// cont - não pode mudar o valor</text:p>
      <text:p text:style-name="P54"><text:span text:style-name="T31">const</text:span> <text:span text:style-name="T40">mes</text:span> = <text:span text:style-name="T28">"April"</text:span></text:p>
      <text:p text:style-name="P86">//mes = "Octuber"</text:p>
      <text:p text:style-name="P76"/>
      <text:p text:style-name="P76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91747719937479" text:continue-list="list2763970306" text:style-name="L19">
        <text:list-item>
          <text:p text:style-name="P140">Tipos dinâmicos</text:p>
        </text:list-item>
      </text:list>
      <text:list xml:id="list193737958" text:style-name="L21">
        <text:list-item>
          <text:p text:style-name="P165">O JS é uma linguagem fracamente tipada e dinâmica:</text:p>
          <text:list>
            <text:list-item>
              <text:p text:style-name="P165">Variáveis não precisam ter um tipo previamente definido;</text:p>
            </text:list-item>
            <text:list-item>
              <text:p text:style-name="P165">Podemos mudar o conteúdo da variável.</text:p>
            </text:list-item>
          </text:list>
        </text:list-item>
      </text:list>
      <text:p text:style-name="P23"/>
      <text:p text:style-name="P75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4"><text:span text:style-name="T16">console</text:span>.<text:span text:style-name="T25">log</text:span>(<text:span text:style-name="T16">clima</text:span>)</text:p>
      <text:p text:style-name="P91"/>
      <text:p text:style-name="P74"><text:span text:style-name="T31">let</text:span> <text:span text:style-name="T16">clima</text:span> = <text:span text:style-name="T28">""</text:span></text:p>
      <text:p text:style-name="P91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91746035724248" text:continue-list="list91747719937479" text:style-name="L19">
        <text:list-item>
          <text:p text:style-name="P141">Scope e var</text:p>
        </text:list-item>
      </text:list>
      <text:list xml:id="list1827662715" text:style-name="L22">
        <text:list-item>
          <text:p text:style-name="P166">Escopo determina a visibilidade de alguma variável no JS.</text:p>
        </text:list-item>
        <text:list-item>
          <text:p text:style-name="P169"><text:span text:style-name="T10">Block statement</text:span><text:span text:style-name="T6"> – declaração de bloco.</text:span></text:p>
        </text:list-item>
      </text:list>
      <text:p text:style-name="P24"/>
      <text:p text:style-name="P81">// vamos iniciar um bloco</text:p>
      <text:p text:style-name="P54">{</text:p>
      <text:p text:style-name="P86">// aqui dentro é um bloco e posso colocar qualquer código</text:p>
      <text:p text:style-name="P40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7"><text:span text:style-name="T16">console</text:span>.<text:span text:style-name="T25">log</text:span>(<text:span text:style-name="T28">'&gt; existe x antes do bloco?'</text:span>, <text:span text:style-name="T16">x</text:span>)</text:p>
      <text:p text:style-name="P54">{</text:p>
      <text:p text:style-name="P54"><text:span text:style-name="T31">var</text:span> <text:span text:style-name="T16">x</text:span> = <text:span text:style-name="T37">0</text:span></text:p>
      <text:p text:style-name="P54">}</text:p>
      <text:p text:style-name="P40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91745698248619" text:continue-list="list91746035724248" text:style-name="L19">
        <text:list-item>
          <text:p text:style-name="P141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48"><text:span text:style-name="T31">let</text:span> <text:span text:style-name="T16">y</text:span> = <text:span text:style-name="T37">1</text:span></text:p>
      <text:p text:style-name="P54"><text:span text:style-name="T16">console</text:span>.<text:span text:style-name="T25">log</text:span>(<text:span text:style-name="T28">'&gt; existe y antes do bloco?'</text:span>, <text:span text:style-name="T16">y</text:span>)</text:p>
      <text:p text:style-name="P54">{</text:p>
      <text:p text:style-name="P54"><text:span text:style-name="T31">const</text:span> <text:span text:style-name="T40">y</text:span> = <text:span text:style-name="T37">0</text:span></text:p>
      <text:p text:style-name="P54"><text:span text:style-name="T16">console</text:span>.<text:span text:style-name="T25">log</text:span>(<text:span text:style-name="T28">'&gt; existe y dentro do bloco?'</text:span>, <text:span text:style-name="T40">y</text:span>)</text:p>
      <text:p text:style-name="P54">}</text:p>
      <text:p text:style-name="P40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91746648150699" text:continue-numbering="true" text:style-name="L19">
        <text:list-item>
          <text:p text:style-name="P140">Nomeando variáveis</text:p>
        </text:list-item>
      </text:list>
      <text:list xml:id="list1990273083" text:style-name="L23">
        <text:list-item>
          <text:p text:style-name="P167">Para criar nomes</text:p>
          <text:list>
            <text:list-item>
              <text:p text:style-name="P167">JS é case-sensitive (sensível ao caso)(uma letra minúscula é diferente da mesma letra maiúscula.)</text:p>
            </text:list-item>
            <text:list-item>
              <text:p text:style-name="P167">JS aceita a cadeia de caracteres Unicode. (a variável pode ter aspas e acentuação.)</text:p>
            </text:list-item>
          </text:list>
        </text:list-item>
        <text:list-item>
          <text:p text:style-name="P167">Posso:</text:p>
          <text:list>
            <text:list-item>
              <text:p text:style-name="P167">Iniciar com esses caracteres especiais: $ _</text:p>
            </text:list-item>
            <text:list-item>
              <text:p text:style-name="P167">Iniciar com letras</text:p>
            </text:list-item>
            <text:list-item>
              <text:p text:style-name="P167">Colocar acentos</text:p>
            </text:list-item>
            <text:list-item>
              <text:p text:style-name="P167">Letras maiúsculas e minúsculas fazem diferença</text:p>
            </text:list-item>
          </text:list>
        </text:list-item>
        <text:list-item>
          <text:p text:style-name="P167">Não posso:</text:p>
          <text:list>
            <text:list-item>
              <text:p text:style-name="P167">Iniciar com números</text:p>
            </text:list-item>
            <text:list-item>
              <text:p text:style-name="P167">Colocar espaços vazios no nome</text:p>
            </text:list-item>
          </text:list>
        </text:list-item>
        <text:list-item>
          <text:p text:style-name="P167">Ideal:</text:p>
          <text:list>
            <text:list-item>
              <text:p text:style-name="P167">Criar nomes que fazem sentido</text:p>
            </text:list-item>
            <text:list-item>
              <text:p text:style-name="P167">Que explique o que a variável é ou faz</text:p>
            </text:list-item>
            <text:list-item>
              <text:p text:style-name="P171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71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67">Escrever em inglês</text:p>
            </text:list-item>
          </text:list>
        </text:list-item>
      </text:list>
      <text:p text:style-name="P25"/>
      <text:p text:style-name="P128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2377096614" text:style-name="L24">
        <text:list-item>
          <text:p text:style-name="P142">Declaration assignment var</text:p>
        </text:list-item>
      </text:list>
      <text:p text:style-name="P9"/>
      <text:p text:style-name="P82">// Variáveis e tipos de dados</text:p>
      <text:p text:style-name="P86">// declaração or declaration</text:p>
      <text:p text:style-name="P54"><text:span text:style-name="T31">var</text:span> <text:span text:style-name="T16">name</text:span></text:p>
      <text:p text:style-name="P76"/>
      <text:p text:style-name="P86">// assignment or atribuição de valoers</text:p>
      <text:p text:style-name="P54"><text:span text:style-name="T40">name</text:span> = <text:span text:style-name="T28">"Thiago"</text:span></text:p>
      <text:p text:style-name="P76"/>
      <text:p text:style-name="P86">// que tpo de dado foi colocado na variável</text:p>
      <text:p text:style-name="P54"><text:span text:style-name="T16">console</text:span>.<text:span text:style-name="T25">log</text:span>(<text:span text:style-name="T31">typeof</text:span> <text:span text:style-name="T40">name</text:span>)</text:p>
      <text:p text:style-name="P54"><text:span text:style-name="T16">console</text:span>.<text:span text:style-name="T25">log</text:span>(<text:span text:style-name="T40">name</text:span>)</text:p>
      <text:p text:style-name="P26"/>
      <text:list xml:id="list91745640716608" text:continue-numbering="true" text:style-name="L24">
        <text:list-item>
          <text:p text:style-name="P142">Agrupando declarações</text:p>
        </text:list-item>
      </text:list>
      <text:p text:style-name="P26"/>
      <text:p text:style-name="P82">// agrupamento de declarações</text:p>
      <text:p text:style-name="P54"><text:span text:style-name="T31">let</text:span> <text:span text:style-name="T16">age</text:span>, <text:span text:style-name="T16">isHuman</text:span></text:p>
      <text:p text:style-name="P54"><text:span text:style-name="T16">age</text:span> = <text:span text:style-name="T37">18</text:span></text:p>
      <text:p text:style-name="P54"><text:span text:style-name="T16">isHuman</text:span> = <text:span text:style-name="T31">true</text:span></text:p>
      <text:p text:style-name="P83">// <text:span text:style-name="T45">multiplos argumentos na função</text:span></text:p>
      <text:p text:style-name="P40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91746808947684" text:continue-numbering="true" text:style-name="L24">
        <text:list-item>
          <text:p text:style-name="P142">Concatenando e interpolando variáveis</text:p>
        </text:list-item>
      </text:list>
      <text:p text:style-name="P26"/>
      <text:p text:style-name="P82">//escrita de texto + variáveis.</text:p>
      <text:p text:style-name="P86">//concatenando valores</text:p>
      <text:p text:style-name="P54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6"/>
      <text:p text:style-name="P86">// interpolando calores com tamplete literals or template strings</text:p>
      <text:p text:style-name="P40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91747283434365" text:continue-numbering="true" text:style-name="L24">
        <text:list-item>
          <text:p text:style-name="P142">Objects</text:p>
        </text:list-item>
      </text:list>
      <text:p text:style-name="P26"/>
      <text:p text:style-name="P82">//Object</text:p>
      <text:p text:style-name="P76"/>
      <text:p text:style-name="P54"><text:span text:style-name="T31">const</text:span> <text:span text:style-name="T40">person</text:span>={</text:p>
      <text:p text:style-name="P54"><text:span text:style-name="T16">name:</text:span> <text:span text:style-name="T28">'thiago'</text:span>,</text:p>
      <text:p text:style-name="P54"><text:span text:style-name="T16">age:</text:span> <text:span text:style-name="T37">33</text:span>,</text:p>
      <text:p text:style-name="P54"><text:span text:style-name="T16">weight:</text:span> <text:span text:style-name="T37">92</text:span>,</text:p>
      <text:p text:style-name="P54"><text:span text:style-name="T16">isAdmin:</text:span> <text:span text:style-name="T31">true</text:span></text:p>
      <text:p text:style-name="P54">}</text:p>
      <text:p text:style-name="P76"/>
      <text:p text:style-name="P54"><text:span text:style-name="T16">console</text:span>.<text:span text:style-name="T25">log</text:span>(<text:span text:style-name="T40">person</text:span>)</text:p>
      <text:p text:style-name="P40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91746636924080" text:continue-numbering="true" text:style-name="L24">
        <text:list-item>
          <text:p text:style-name="P142">Arrays</text:p>
        </text:list-item>
      </text:list>
      <text:p text:style-name="P26"/>
      <text:p text:style-name="P82">// Array</text:p>
      <text:p text:style-name="P76"><text:soft-page-break/></text:p>
      <text:p text:style-name="P54"><text:span text:style-name="T31">const</text:span> <text:span text:style-name="T40">animals</text:span> = [</text:p>
      <text:p text:style-name="P54"><text:span text:style-name="T28"><text:tab/>'Lion'</text:span>,</text:p>
      <text:p text:style-name="P54"><text:span text:style-name="T28"><text:tab/>'Monkey'</text:span>,</text:p>
      <text:p text:style-name="P54"><text:span text:style-name="T28"><text:tab/>'Cat'</text:span>,</text:p>
      <text:p text:style-name="P54"><text:tab/>{</text:p>
      <text:p text:style-name="P54"><text:span text:style-name="T16"><text:tab/><text:tab/>name:</text:span> <text:span text:style-name="T28">'Fish'</text:span>,</text:p>
      <text:p text:style-name="P54"><text:span text:style-name="T16"><text:tab/><text:tab/>age:</text:span> <text:span text:style-name="T37">3</text:span></text:p>
      <text:p text:style-name="P54"><text:tab/>}</text:p>
      <text:p text:style-name="P54">]</text:p>
      <text:p text:style-name="P86">// acessar valores dentro do Array</text:p>
      <text:p text:style-name="P54"><text:span text:style-name="T16">console</text:span>.<text:span text:style-name="T25">log</text:span>(<text:span text:style-name="T40">animals</text:span>)</text:p>
      <text:p text:style-name="P54"><text:span text:style-name="T16">console</text:span>.<text:span text:style-name="T25">log</text:span>(<text:span text:style-name="T40">animals</text:span>[<text:span text:style-name="T37">0</text:span>])</text:p>
      <text:p text:style-name="P54"><text:span text:style-name="T16">console</text:span>.<text:span text:style-name="T25">log</text:span>(<text:span text:style-name="T40">animals</text:span>[<text:span text:style-name="T37">1</text:span>])</text:p>
      <text:p text:style-name="P54"><text:span text:style-name="T16">console</text:span>.<text:span text:style-name="T25">log</text:span>(<text:span text:style-name="T40">animals</text:span>[<text:span text:style-name="T37">2</text:span>])</text:p>
      <text:p text:style-name="P86">//para saber o total de elemtnso do array</text:p>
      <text:p text:style-name="P54"><text:span text:style-name="T16">console</text:span>.<text:span text:style-name="T25">log</text:span>(<text:span text:style-name="T28">'total de elementos do array: '</text:span>)</text:p>
      <text:p text:style-name="P54"><text:span text:style-name="T16">console</text:span>.<text:span text:style-name="T25">log</text:span>(<text:span text:style-name="T40">animals</text:span>.<text:span text:style-name="T16">length</text:span>)</text:p>
      <text:p text:style-name="P86">//acessando um objeto dentro do array</text:p>
      <text:p text:style-name="P54"><text:span text:style-name="T16">console</text:span>.<text:span text:style-name="T25">log</text:span>(<text:span text:style-name="T40">animals</text:span>[<text:span text:style-name="T37">3</text:span>])</text:p>
      <text:p text:style-name="P40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91746699935028" text:continue-numbering="true" text:style-name="L24">
        <text:list-item>
          <text:p text:style-name="P143">Exercícios</text:p>
        </text:list-item>
      </text:list>
      <text:p text:style-name="P27">1. Declare uma variável de nome weight:</text:p>
      <text:p text:style-name="P78"><text:span text:style-name="T33">let</text:span><text:span text:style-name="T24"> </text:span><text:span text:style-name="T18">weight</text:span><text:span text:style-name="T24">;</text:span></text:p>
      <text:p text:style-name="P73"/>
      <text:p text:style-name="P92">2.Que tipo de dado é a variável acima?</text:p>
      <text:p text:style-name="P79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93"/>
      <text:p text:style-name="P93">3. Declare uma variável e atribua valores para cada um dos dados:</text:p>
      <text:p text:style-name="P93">* name: String</text:p>
      <text:p text:style-name="P93">* age: Number (integer)</text:p>
      <text:p text:style-name="P93">* weight; Number (float)</text:p>
      <text:p text:style-name="P93">* isSubscribed: Boolean</text:p>
      <text:p text:style-name="P93"/>
      <text:p text:style-name="P49"><text:span text:style-name="T31">let</text:span> <text:span text:style-name="T16">name</text:span> = <text:span text:style-name="T28">'Thiago Carlos'</text:span></text:p>
      <text:p text:style-name="P54"><text:span text:style-name="T31">let</text:span> <text:span text:style-name="T16">age</text:span> = <text:span text:style-name="T37">33</text:span></text:p>
      <text:p text:style-name="P54"><text:span text:style-name="T31">let</text:span> <text:span text:style-name="T16">weight</text:span> = <text:span text:style-name="T37">92.1</text:span></text:p>
      <text:p text:style-name="P54"><text:span text:style-name="T31">let</text:span> <text:span text:style-name="T16">isSubscribed</text:span> = <text:span text:style-name="T31">true</text:span></text:p>
      <text:p text:style-name="P93"/>
      <text:p text:style-name="P93">4. A variável student abaixo é de que tipo de dados?</text:p>
      <text:p text:style-name="P70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0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93"/>
      <text:p text:style-name="P93">4.1 Atribua a ela as mesmas propriedades e valores do exercício 3.</text:p>
      <text:p text:style-name="P49"><text:span text:style-name="T31">let</text:span> <text:span text:style-name="T16">stud</text:span><text:span text:style-name="T21">e</text:span><text:span text:style-name="T16">nt</text:span> = {</text:p>
      <text:p text:style-name="P54"><text:span text:style-name="T16"><text:tab/>name:</text:span> <text:span text:style-name="T28">'Thiago Carlos'</text:span>,</text:p>
      <text:p text:style-name="P54"><text:span text:style-name="T16"><text:tab/>age:</text:span> <text:span text:style-name="T37">33</text:span>,</text:p>
      <text:p text:style-name="P55"><text:span text:style-name="T16"><text:tab/>weight:</text:span> <text:span text:style-name="T37">92.1</text:span>,</text:p>
      <text:p text:style-name="P55"><text:span text:style-name="T16"><text:tab/>isSubscribed:</text:span> <text:span text:style-name="T31">true</text:span>,</text:p>
      <text:p text:style-name="P54">};</text:p>
      <text:p text:style-name="P49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93"><text:soft-page-break/>4.2 Mostre no console a seguinte mensagem:</text:p>
      <text:p text:style-name="P93">&lt;name&gt; de idade &lt;age&gt; pesa &lt;weight&gt; kg.</text:p>
      <text:p text:style-name="P93">Atenção, substitua &lt;name&gt; &lt;age&gt; e &lt;weight&gt; pelos valores de cada propriedade do objeto.</text:p>
      <text:p text:style-name="P93"/>
      <text:p text:style-name="P49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93"/>
      <text:p text:style-name="P93">5. Declare uma variável do tipo Array, de nome students e atribua a ela nenhum valor, ou seja, somente o Array vazio.</text:p>
      <text:p text:style-name="P93"/>
      <text:p text:style-name="P49"><text:span text:style-name="T31">let</text:span> <text:span text:style-name="T16">stud</text:span><text:span text:style-name="T21">e</text:span><text:span text:style-name="T16">nts</text:span>=[]</text:p>
      <text:p text:style-name="P93"/>
      <text:p text:style-name="P93">6. Reatribua valor a variável acima colocando dentro dela o objeto student da questão 4. (Não copiar e colar o objeto, mas usar o objeto criado e inserir ele ao Array)</text:p>
      <text:p text:style-name="P93"/>
      <text:p text:style-name="P49"><text:span text:style-name="T31">let</text:span> <text:span text:style-name="T16">stud</text:span><text:span text:style-name="T21">e</text:span><text:span text:style-name="T16">nts</text:span> = [</text:p>
      <text:p text:style-name="P54"><text:span text:style-name="T28"><text:tab/></text:span><text:span text:style-name="T19">student</text:span></text:p>
      <text:p text:style-name="P54">]</text:p>
      <text:p text:style-name="P93"/>
      <text:p text:style-name="P93">7. Coloque no console o valor da posição zero do Array acima.</text:p>
      <text:p text:style-name="P93"/>
      <text:p text:style-name="P49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93"/>
      <text:p text:style-name="P93">8. Crie um novo student e coloque na posição 1 do Array students.</text:p>
      <text:p text:style-name="P93"/>
      <text:p text:style-name="P70"><text:span text:style-name="T31">let</text:span> <text:span text:style-name="T16">student2</text:span> = {</text:p>
      <text:p text:style-name="P54"><text:span text:style-name="T16">name:</text:span> <text:span text:style-name="T28">'Limeira'</text:span>,</text:p>
      <text:p text:style-name="P54"><text:span text:style-name="T16">age:</text:span> <text:span text:style-name="T37">21</text:span>,</text:p>
      <text:p text:style-name="P54"><text:span text:style-name="T16">weight:</text:span> <text:span text:style-name="T37">50</text:span></text:p>
      <text:p text:style-name="P54">}</text:p>
      <text:p text:style-name="P76"/>
      <text:p text:style-name="P54"><text:span text:style-name="T16">students</text:span>[<text:span text:style-name="T37">1</text:span>] = <text:span text:style-name="T16">student2</text:span></text:p>
      <text:p text:style-name="P76"/>
      <text:p text:style-name="P54"><text:span text:style-name="T16">console</text:span>.<text:span text:style-name="T25">log</text:span>(<text:span text:style-name="T16">students</text:span>)</text:p>
      <text:p text:style-name="P54"><text:span text:style-name="T16">console</text:span>.<text:span text:style-name="T25">log</text:span>(<text:span text:style-name="T16">students</text:span>[<text:span text:style-name="T37">0</text:span>])</text:p>
      <text:p text:style-name="P54"><text:span text:style-name="T16">console</text:span>.<text:span text:style-name="T25">log</text:span>(<text:span text:style-name="T16">students</text:span>[<text:span text:style-name="T37">1</text:span>])</text:p>
      <text:p text:style-name="P93"/>
      <text:p text:style-name="P93">9. Sem rodar o código responda qual é a resposta do código e porque? Após sua resposta, rode o código e veja se você acertou.</text:p>
      <text:p text:style-name="P93"/>
      <text:p text:style-name="P49"><text:span text:style-name="T16">console</text:span>.<text:span text:style-name="T25">log</text:span>(<text:span text:style-name="T16">a</text:span>)</text:p>
      <text:p text:style-name="P54"><text:span text:style-name="T31">var</text:span> <text:span text:style-name="T16">a</text:span> = <text:span text:style-name="T37">1</text:span></text:p>
      <text:p text:style-name="P124"/>
      <text:p text:style-name="P129">Guias estelares</text:p>
      <text:p text:style-name="P35"><text:span text:style-name="T1">O guia estelar de </text:span><text:span text:style-name="T2">JavaScript</text:span></text:p>
      <text:p text:style-name="P118">Funções</text:p>
      <text:list xml:id="list1508501024" text:style-name="L25">
        <text:list-item>
          <text:p text:style-name="P172">Functions</text:p>
        </text:list-item>
      </text:list>
      <text:list xml:id="list710291157" text:style-name="L26">
        <text:list-item>
          <text:p text:style-name="P177">criar um aplicativos de frases motivacionais</text:p>
        </text:list-item>
        <text:list-item>
          <text:p text:style-name="P177">Finalidade - agrupamento de código, reutilização de código e dá significado.</text:p>
        </text:list-item>
        <text:list-item>
          <text:p text:style-name="P177">declaration - declaração da função</text:p>
        </text:list-item>
        <text:list-item>
          <text:p text:style-name="P177">function statement</text:p>
        </text:list-item>
      </text:list>
      <text:p text:style-name="P96"/>
      <text:p text:style-name="P56"><text:span text:style-name="T31">function</text:span> <text:span text:style-name="T25">createPhrases</text:span>(){</text:p>
      <text:p text:style-name="P54"><text:span text:style-name="T16">console</text:span>.<text:span text:style-name="T25">log</text:span>(<text:span text:style-name="T28">'Estudar é muito bom'</text:span>)</text:p>
      <text:p text:style-name="P54"><text:span text:style-name="T16">console</text:span>.<text:span text:style-name="T25">log</text:span>(<text:span text:style-name="T28">'Paciência e persistência'</text:span>)</text:p>
      <text:p text:style-name="P54"><text:span text:style-name="T16">console</text:span>.<text:span text:style-name="T25">log</text:span>(<text:span text:style-name="T28">'Revisão é a mãe do aprendizado'</text:span>)</text:p>
      <text:p text:style-name="P54">}</text:p>
      <text:p text:style-name="P96"/>
      <text:p text:style-name="P96">// executar a função</text:p>
      <text:p text:style-name="P96">// rodar, chamar, invocar</text:p>
      <text:p text:style-name="P96">// execute, run, call, invoke</text:p>
      <text:p text:style-name="P96"/>
      <text:p text:style-name="P56"><text:span text:style-name="T25">createPhrases</text:span>()</text:p>
      <text:p text:style-name="P76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96"/>
      <text:list xml:id="list91745752003390" text:continue-list="list1508501024" text:style-name="L25">
        <text:list-item>
          <text:p text:style-name="P172">Argumentos e parâmetros</text:p>
        </text:list-item>
      </text:list>
      <text:p text:style-name="P94">// function expression</text:p>
      <text:p text:style-name="P94">// function anonymous</text:p>
      <text:p text:style-name="P94">// parâmetros (parameters<text:span text:style-name="T47">)</text:span></text:p>
      <text:p text:style-name="P94"/>
      <text:p text:style-name="P50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4"><text:span text:style-name="T16">console</text:span>.<text:span text:style-name="T25">log</text:span>(<text:span text:style-name="T16">number1</text:span> + <text:span text:style-name="T16">number2</text:span>)</text:p>
      <text:p text:style-name="P54">}</text:p>
      <text:p text:style-name="P76"/>
      <text:p text:style-name="P54"><text:span text:style-name="T25">sum</text:span>(<text:span text:style-name="T37">2</text:span>, <text:span text:style-name="T37">3</text:span>) <text:span text:style-name="T35">// arguments - argumentos</text:span></text:p>
      <text:p text:style-name="P94"/>
      <text:list xml:id="list91745661464053" text:continue-numbering="true" text:style-name="L25">
        <text:list-item>
          <text:p text:style-name="P172">Retornando valores dentro da função</text:p>
        </text:list-item>
      </text:list>
      <text:p text:style-name="P95">// function expression</text:p>
      <text:p text:style-name="P95">// function anonymous</text:p>
      <text:p text:style-name="P95">// parâmetros (parameters<text:span text:style-name="T47">)</text:span></text:p>
      <text:p text:style-name="P95"/>
      <text:p text:style-name="P50"><text:span text:style-name="T31">let</text:span> <text:span text:style-name="T16">total</text:span> = <text:span text:style-name="T37">0</text:span></text:p>
      <text:p text:style-name="P54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4"><text:span text:style-name="T31"><text:tab/>let</text:span> <text:span text:style-name="T16">total</text:span> = <text:span text:style-name="T16">number1</text:span> + <text:span text:style-name="T16">number2</text:span></text:p>
      <text:p text:style-name="P54"><text:span text:style-name="T48"><text:tab/>return</text:span> <text:span text:style-name="T16">total</text:span></text:p>
      <text:p text:style-name="P54">}</text:p>
      <text:p text:style-name="P76"/>
      <text:p text:style-name="P54"><text:span text:style-name="T31">let</text:span> <text:span text:style-name="T16">number1</text:span> = <text:span text:style-name="T37">34</text:span></text:p>
      <text:p text:style-name="P54"><text:span text:style-name="T31">let</text:span> <text:span text:style-name="T16">number2</text:span> = <text:span text:style-name="T37">25</text:span></text:p>
      <text:p text:style-name="P76"/>
      <text:p text:style-name="P54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4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4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4"><text:span text:style-name="T16">console</text:span>.<text:span text:style-name="T25">log</text:span>(<text:span text:style-name="T16">total</text:span>)</text:p>
      <text:p text:style-name="P94"/>
      <text:list xml:id="list91747769382596" text:continue-numbering="true" text:style-name="L25">
        <text:list-item>
          <text:p text:style-name="P172"><text:span text:style-name="T49">O</text:span>utra maneira de entender funções</text:p>
        </text:list-item>
      </text:list>
      <text:p text:style-name="P94"/>
      <text:p text:style-name="P84">// Função é um liquidificador</text:p>
      <text:p text:style-name="P76"/>
      <text:p text:style-name="P54"><text:span text:style-name="T31">function</text:span> <text:span text:style-name="T25">fazerSuco</text:span>(<text:span text:style-name="T16">fruta1</text:span>, <text:span text:style-name="T16">fruta2</text:span>){</text:p>
      <text:p text:style-name="P54"><text:span text:style-name="T48"><text:tab/>return</text:span> <text:span text:style-name="T28">'suco de : '</text:span> + <text:span text:style-name="T16">fruta1</text:span> + <text:span text:style-name="T16">fruta2</text:span></text:p>
      <text:p text:style-name="P54">}</text:p>
      <text:p text:style-name="P54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4"><text:span text:style-name="T16">console</text:span>.<text:span text:style-name="T25">log</text:span>(<text:span text:style-name="T40">copo</text:span>)</text:p>
      <text:p text:style-name="P94"/>
      <text:list xml:id="list91746461004030" text:continue-numbering="true" text:style-name="L25">
        <text:list-item>
          <text:p text:style-name="P172">Function scope</text:p>
        </text:list-item>
      </text:list>
      <text:p text:style-name="P94"/>
      <text:p text:style-name="P84">// function scope</text:p>
      <text:p text:style-name="P54"><text:span text:style-name="T31">let</text:span> <text:span text:style-name="T16">subject</text:span> = <text:span text:style-name="T28">'math'</text:span></text:p>
      <text:p text:style-name="P76"/>
      <text:p text:style-name="P54"><text:span text:style-name="T31">function</text:span> <text:span text:style-name="T25">createThink</text:span>(<text:span text:style-name="T16">subject</text:span>) {</text:p>
      <text:p text:style-name="P54"><text:span text:style-name="T16"><text:tab/>subject</text:span> = <text:span text:style-name="T28">'study'</text:span></text:p>
      <text:p text:style-name="P54"><text:span text:style-name="T48"><text:tab/>return</text:span> <text:span text:style-name="T16">subject</text:span></text:p>
      <text:p text:style-name="P54">}</text:p>
      <text:p text:style-name="P76"/>
      <text:p text:style-name="P54"><text:span text:style-name="T16">console</text:span>.<text:span text:style-name="T25">log</text:span>(<text:span text:style-name="T16">subject</text:span>)</text:p>
      <text:p text:style-name="P54"><text:span text:style-name="T16">console</text:span>.<text:span text:style-name="T25">log</text:span>(<text:span text:style-name="T25">createThink</text:span>(<text:span text:style-name="T16">subject</text:span>))</text:p>
      <text:p text:style-name="P54"><text:span text:style-name="T16">console</text:span>.<text:span text:style-name="T25">log</text:span>(<text:span text:style-name="T16">subject</text:span>)</text:p>
      <text:p text:style-name="P94"/>
      <text:list xml:id="list91747125268087" text:continue-numbering="true" text:style-name="L25">
        <text:list-item>
          <text:p text:style-name="P172">Function Hoisting</text:p>
        </text:list-item>
      </text:list>
      <text:p text:style-name="P97">A função foi chamada antes de ser executada <text:span text:style-name="T50">e mesmo assim não ocorreu bag. Isso porque o JS executou ela como hoisting.</text:span></text:p>
      <text:p text:style-name="P97"/>
      <text:p text:style-name="P84">// function hoisting</text:p>
      <text:p text:style-name="P76"/>
      <text:p text:style-name="P54"><text:span text:style-name="T25">sayMyName</text:span>();</text:p>
      <text:p text:style-name="P76"/>
      <text:p text:style-name="P54"><text:span text:style-name="T31">function</text:span> <text:span text:style-name="T25">sayMyName</text:span>(){</text:p>
      <text:p text:style-name="P54"><text:span text:style-name="T16"><text:tab/>console</text:span>.<text:span text:style-name="T25">log</text:span>(<text:span text:style-name="T28">'Thiago'</text:span>)</text:p>
      <text:p text:style-name="P54">}</text:p>
      <text:p text:style-name="P94"/>
      <text:list xml:id="list91747040876788" text:continue-numbering="true" text:style-name="L25">
        <text:list-item>
          <text:p text:style-name="P172">Arrow function</text:p>
        </text:list-item>
      </text:list>
      <text:p text:style-name="P98">Arrow ‘<text:span text:style-name="T15">=&gt;</text:span>’ maneira mais simples de se escrever uma função.</text:p>
      <text:p text:style-name="P98"/>
      <text:p text:style-name="P84">// arrow function</text:p>
      <text:p text:style-name="P76"/>
      <text:p text:style-name="P54"><text:span text:style-name="T31">const</text:span> <text:span text:style-name="T25">sayMyName</text:span> = () <text:span text:style-name="T31">=&gt;</text:span> {</text:p>
      <text:p text:style-name="P54"><text:span text:style-name="T16"><text:tab/>console</text:span>.<text:span text:style-name="T25">log</text:span>(<text:span text:style-name="T28">'Thiago'</text:span>)</text:p>
      <text:p text:style-name="P54">}</text:p>
      <text:p text:style-name="P76"/>
      <text:p text:style-name="P54"><text:span text:style-name="T25">sayMyName</text:span>()</text:p>
      <text:p text:style-name="P76"/>
      <text:p text:style-name="P54"><text:span text:style-name="T31">const</text:span> <text:span text:style-name="T25">sayMyNickName</text:span> = (<text:span text:style-name="T16">nickname</text:span>) <text:span text:style-name="T31">=&gt;</text:span> {</text:p>
      <text:p text:style-name="P54"><text:soft-page-break/><text:span text:style-name="T16"><text:tab/>console</text:span>.<text:span text:style-name="T25">log</text:span>(<text:span text:style-name="T16">nickname</text:span>)</text:p>
      <text:p text:style-name="P54">}</text:p>
      <text:p text:style-name="P76"/>
      <text:p text:style-name="P54"><text:span text:style-name="T25">sayMyNickName</text:span>(<text:span text:style-name="T28">'Carlos'</text:span>)</text:p>
      <text:p text:style-name="P94"/>
      <text:list xml:id="list91746822531545" text:continue-numbering="true" text:style-name="L25">
        <text:list-item>
          <text:p text:style-name="P172">Callback Function</text:p>
        </text:list-item>
      </text:list>
      <text:p text:style-name="P99">Quando invoco uma função e passo como parâmetro outra função.</text:p>
      <text:p text:style-name="P94"/>
      <text:p text:style-name="P84">// callback function</text:p>
      <text:p text:style-name="P54"><text:span text:style-name="T31">function</text:span> <text:span text:style-name="T25">sayMyName</text:span>(<text:span text:style-name="T16">name</text:span>) {</text:p>
      <text:p text:style-name="P54"><text:span text:style-name="T16"><text:tab/>console</text:span>.<text:span text:style-name="T25">log</text:span>(<text:span text:style-name="T28">'antes de executar a funcao callback'</text:span>)</text:p>
      <text:p text:style-name="P54"><text:span text:style-name="T25"><text:tab/>name</text:span>()</text:p>
      <text:p text:style-name="P54"><text:span text:style-name="T16"><text:tab/>console</text:span>.<text:span text:style-name="T25">log</text:span>(<text:span text:style-name="T28">'depois de executar a callback'</text:span>)</text:p>
      <text:p text:style-name="P54">}</text:p>
      <text:p text:style-name="P76"/>
      <text:p text:style-name="P54"><text:span text:style-name="T25">sayMyName</text:span>(</text:p>
      <text:p text:style-name="P54"><text:tab/>() <text:span text:style-name="T31">=&gt;</text:span> {</text:p>
      <text:p text:style-name="P54"><text:span text:style-name="T16"><text:tab/><text:tab/>console</text:span>.<text:span text:style-name="T25">log</text:span>(<text:span text:style-name="T28">'estou em uma callback'</text:span>)</text:p>
      <text:p text:style-name="P54">}</text:p>
      <text:p text:style-name="P54">)</text:p>
      <text:p text:style-name="P94"/>
      <text:list xml:id="list91746747181888" text:continue-numbering="true" text:style-name="L25">
        <text:list-item>
          <text:p text:style-name="P172">Funções construtoras</text:p>
        </text:list-item>
      </text:list>
      <text:p text:style-name="P94"/>
      <text:p text:style-name="P84">/*</text:p>
      <text:p text:style-name="P86">Function() constructor</text:p>
      <text:p text:style-name="P86">* expressão new</text:p>
      <text:p text:style-name="P86">* criar um novo objeto</text:p>
      <text:p text:style-name="P86">* this keyword</text:p>
      <text:p text:style-name="P86">*/</text:p>
      <text:p text:style-name="P76"/>
      <text:p text:style-name="P54"><text:span text:style-name="T31">function</text:span> <text:span text:style-name="T42">Person</text:span>(<text:span text:style-name="T16">name</text:span>) {</text:p>
      <text:p text:style-name="P54"><text:span text:style-name="T31"><text:tab/>this</text:span>.<text:span text:style-name="T16">name</text:span> = <text:span text:style-name="T16">name</text:span></text:p>
      <text:p text:style-name="P54"><text:span text:style-name="T31"><text:tab/>this</text:span>.<text:span text:style-name="T25">walk</text:span> = <text:span text:style-name="T31">function</text:span> () {</text:p>
      <text:p text:style-name="P54"><text:span text:style-name="T48"><text:tab/><text:tab/>return</text:span> <text:span text:style-name="T31">this</text:span>.<text:span text:style-name="T16">name</text:span> + <text:span text:style-name="T28">' is walking'</text:span></text:p>
      <text:p text:style-name="P54">}</text:p>
      <text:p text:style-name="P54">}</text:p>
      <text:p text:style-name="P54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4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4"><text:span text:style-name="T16">console</text:span>.<text:span text:style-name="T25">log</text:span>(<text:span text:style-name="T40">thiago</text:span>.<text:span text:style-name="T25">walk</text:span>())</text:p>
      <text:p text:style-name="P54"><text:span text:style-name="T16">console</text:span>.<text:span text:style-name="T25">log</text:span>(<text:span text:style-name="T40">joao</text:span>.<text:span text:style-name="T25">walk</text:span>())</text:p>
      <text:p text:style-name="P76"/>
      <text:p text:style-name="P54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4"><text:span text:style-name="T16">console</text:span>.<text:span text:style-name="T25">log</text:span>(<text:span text:style-name="T16">nickname</text:span>)</text:p>
      <text:p text:style-name="P122"/>
      <text:p text:style-name="P130">Guias estelares</text:p>
      <text:p text:style-name="P36"><text:span text:style-name="T1">O guia estelar de </text:span><text:span text:style-name="T2">JavaScript</text:span></text:p>
      <text:p text:style-name="P119">Manipulando dados</text:p>
      <text:list xml:id="list2343311184" text:style-name="L27">
        <text:list-item>
          <text:p text:style-name="P175">Prototype</text:p>
        </text:list-item>
      </text:list>
      <text:p text:style-name="P117">Prototype</text:p>
      <text:p text:style-name="P115"><text:tab/>* prototype-based language</text:p>
      <text:p text:style-name="P115"><text:tab/>* prototype chain</text:p>
      <text:p text:style-name="P115"><text:tab/>* <text:span text:style-name="T15">__proto__</text:span></text:p>
      <text:p text:style-name="P115"/>
      <text:p text:style-name="P115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15"/>
      <text:list xml:id="list91747008908629" text:continue-numbering="true" text:style-name="L27">
        <text:list-item>
          <text:p text:style-name="P175">Type conversion coersion</text:p>
        </text:list-item>
      </text:list>
      <text:list xml:id="list3274908643" text:style-name="L28">
        <text:list-item>
          <text:p text:style-name="P201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187">Alteração de um tipo de dado para outro tipo</text:p>
          <text:list>
            <text:list-item>
              <text:p text:style-name="P201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01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09"/>
      <text:p text:style-name="P57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6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08"/>
      <text:list xml:id="list91747564459045" text:continue-list="list91747008908629" text:style-name="L27">
        <text:list-item>
          <text:p text:style-name="P175">Strings em números</text:p>
        </text:list-item>
      </text:list>
      <text:list xml:id="list2612166064" text:style-name="L29">
        <text:list-item>
          <text:p text:style-name="P188">Manipulando Strings e Números:</text:p>
        </text:list-item>
        <text:list-item>
          <text:p text:style-name="P188">Transformar String em Número e Número em String.</text:p>
        </text:list-item>
      </text:list>
      <text:p text:style-name="P108"/>
      <text:p text:style-name="P51"><text:span text:style-name="T31">let</text:span> <text:span text:style-name="T16">string</text:span> = <text:span text:style-name="T28">"123"</text:span></text:p>
      <text:p text:style-name="P54"><text:span text:style-name="T31">let</text:span> <text:span text:style-name="T16">number</text:span> = <text:span text:style-name="T37">321</text:span></text:p>
      <text:p text:style-name="P54"><text:span text:style-name="T16">console</text:span>.<text:span text:style-name="T25">log</text:span>(<text:span text:style-name="T42">Number</text:span>(<text:span text:style-name="T16">string</text:span>))</text:p>
      <text:p text:style-name="P54"><text:span text:style-name="T16">console</text:span>.<text:span text:style-name="T25">log</text:span>(<text:span text:style-name="T42">String</text:span>(<text:span text:style-name="T16">number</text:span>))</text:p>
      <text:p text:style-name="P108"/>
      <text:list xml:id="list91746312464987" text:continue-list="list91747564459045" text:style-name="L27">
        <text:list-item>
          <text:p text:style-name="P175">Contando caracteres e digitos</text:p>
        </text:list-item>
      </text:list>
      <text:list xml:id="list979284669" text:style-name="L30">
        <text:list-item>
          <text:p text:style-name="P189">Manipulando Strings e Números:</text:p>
        </text:list-item>
        <text:list-item>
          <text:p text:style-name="P202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08"/>
      <text:p text:style-name="P51"><text:span text:style-name="T31">let</text:span> <text:span text:style-name="T16">word</text:span> = <text:span text:style-name="T28">"Nabucodonozor"</text:span></text:p>
      <text:p text:style-name="P54"><text:span text:style-name="T16">console</text:span>.<text:span text:style-name="T25">log</text:span>(<text:span text:style-name="T16">word</text:span>.<text:span text:style-name="T40">length</text:span>)</text:p>
      <text:p text:style-name="P54"><text:span text:style-name="T31">let</text:span> <text:span text:style-name="T16">number</text:span> = <text:span text:style-name="T37">1234</text:span></text:p>
      <text:p text:style-name="P54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08"/>
      <text:list xml:id="list91746849988785" text:continue-list="list91746312464987" text:style-name="L27">
        <text:list-item>
          <text:p text:style-name="P175">Casas decimais</text:p>
        </text:list-item>
      </text:list>
      <text:list xml:id="list1440323130" text:style-name="L31">
        <text:list-item>
          <text:p text:style-name="P190">Manipulando Strings e Números:</text:p>
        </text:list-item>
        <text:list-item>
          <text:p text:style-name="P203"><text:span text:style-name="T54">T</text:span><text:span text:style-name="T51">ransformar um número quebrado com 2 casas decimais e trocar ponto por vírgula.</text:span></text:p>
        </text:list-item>
      </text:list>
      <text:p text:style-name="P108"/>
      <text:p text:style-name="P51"><text:soft-page-break/><text:span text:style-name="T31">let</text:span> <text:span text:style-name="T16">number</text:span> = <text:span text:style-name="T37">345.423409784059234</text:span></text:p>
      <text:p text:style-name="P54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08"/>
      <text:list xml:id="list91746567878984" text:continue-list="list91746849988785" text:style-name="L27">
        <text:list-item>
          <text:p text:style-name="P175">Maiúsculas e minúsculas</text:p>
        </text:list-item>
      </text:list>
      <text:list xml:id="list3183740652" text:style-name="L32">
        <text:list-item>
          <text:p text:style-name="P191">Manipulando Strings e Números:</text:p>
        </text:list-item>
        <text:list-item>
          <text:p text:style-name="P191">Transforme letras minúsculas em maiúsculas. Faça o contraŕio disso também.</text:p>
        </text:list-item>
      </text:list>
      <text:p text:style-name="P110"/>
      <text:p text:style-name="P58"><text:span text:style-name="T31">let</text:span> <text:span text:style-name="T16">word</text:span> = <text:span text:style-name="T28">"Programar é muito bacana!"</text:span></text:p>
      <text:p text:style-name="P54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6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10"/>
      <text:list xml:id="list91747120205646" text:continue-list="list91746567878984" text:style-name="L27">
        <text:list-item>
          <text:p text:style-name="P175">Separando strings</text:p>
        </text:list-item>
      </text:list>
      <text:list xml:id="list816359629" text:style-name="L33">
        <text:list-item>
          <text:p text:style-name="P192">Manipulando Strings e Números:</text:p>
        </text:list-item>
        <text:list-item>
          <text:p text:style-name="P192">Separe um texto que contém espaços, em um novo array onde cada texto é uma posição do array. Depois disso, transforme o array em um texto e onde eram espaços, coloque _ .</text:p>
        </text:list-item>
      </text:list>
      <text:p text:style-name="P111"/>
      <text:p text:style-name="P59"><text:span text:style-name="T31">let</text:span> <text:span text:style-name="T16">phrase</text:span> = <text:span text:style-name="T28">"O rato roeu a roupa do rei de roma"</text:span></text:p>
      <text:p text:style-name="P54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4"><text:span text:style-name="T16">console</text:span>.<text:span text:style-name="T25">log</text:span>(<text:span text:style-name="T16">phrase</text:span>)</text:p>
      <text:p text:style-name="P54"><text:span text:style-name="T16">console</text:span>.<text:span text:style-name="T25">log</text:span>(<text:span text:style-name="T16">myArray</text:span>)</text:p>
      <text:p text:style-name="P54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11"/>
      <text:list xml:id="list91746571425112" text:continue-list="list91747120205646" text:style-name="L27">
        <text:list-item>
          <text:p text:style-name="P175">Encontrando palavras em frases</text:p>
        </text:list-item>
      </text:list>
      <text:list xml:id="list301329634" text:style-name="L34">
        <text:list-item>
          <text:p text:style-name="P193">Manipulando Strings e Números</text:p>
        </text:list-item>
        <text:list-item>
          <text:p text:style-name="P193">Verificar se o texto contém a palavra Amor.</text:p>
        </text:list-item>
        <text:list-item>
          <text:p text:style-name="P193">.includes() é case sencitive</text:p>
        </text:list-item>
      </text:list>
      <text:p text:style-name="P112"/>
      <text:p text:style-name="P60"><text:span text:style-name="T31">let</text:span> <text:span text:style-name="T16">phrase</text:span> = <text:span text:style-name="T28">"Eu que viver o Amor!"</text:span></text:p>
      <text:p text:style-name="P76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12"/>
      <text:list xml:id="list91746656110811" text:continue-list="list91746571425112" text:style-name="L27">
        <text:list-item>
          <text:p text:style-name="P175">Criando array com construtor</text:p>
        </text:list-item>
      </text:list>
      <text:list xml:id="list2333965347" text:style-name="L35">
        <text:list-item>
          <text:p text:style-name="P194">Manipulando Arrays:</text:p>
        </text:list-item>
        <text:list-item>
          <text:p text:style-name="P194">Criar Array com construtor</text:p>
        </text:list-item>
      </text:list>
      <text:p text:style-name="P113"/>
      <text:p text:style-name="P61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4"><text:span text:style-name="T16">console</text:span>.<text:span text:style-name="T25">log</text:span>(<text:span text:style-name="T16">myArray1</text:span>)</text:p>
      <text:p text:style-name="P54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4"><text:span text:style-name="T16">console</text:span>.<text:span text:style-name="T25">log</text:span>(<text:span text:style-name="T16">myArray2</text:span>)</text:p>
      <text:p text:style-name="P54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13"/>
      <text:list xml:id="list91746633193312" text:continue-list="list91746656110811" text:style-name="L27">
        <text:list-item>
          <text:p text:style-name="P175">Elementos do Array</text:p>
        </text:list-item>
      </text:list>
      <text:list xml:id="list1695245591" text:style-name="L36">
        <text:list-item>
          <text:p text:style-name="P195">Manipulando Arrays</text:p>
        </text:list-item>
        <text:list-item>
          <text:p text:style-name="P195">Contar elementos de um array</text:p>
        </text:list-item>
      </text:list>
      <text:p text:style-name="P108"/>
      <text:p text:style-name="P77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08"/>
      <text:list xml:id="list91746571050708" text:continue-list="list91746633193312" text:style-name="L27">
        <text:list-item>
          <text:p text:style-name="P175">Strings para arrays</text:p>
        </text:list-item>
      </text:list>
      <text:list xml:id="list2082939565" text:style-name="L37">
        <text:list-item>
          <text:p text:style-name="P196"><text:soft-page-break/>Manipulando Arrays</text:p>
        </text:list-item>
        <text:list-item>
          <text:p text:style-name="P196">Transformar uma cadeia de caracteres em elementos de um array</text:p>
        </text:list-item>
      </text:list>
      <text:p text:style-name="P114"/>
      <text:p text:style-name="P62"><text:span text:style-name="T31">let</text:span> <text:span text:style-name="T16">word</text:span> = <text:span text:style-name="T28">"nabucodonozor"</text:span></text:p>
      <text:p text:style-name="P76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14"/>
      <text:list xml:id="list91747094852737" text:continue-list="list91746571050708" text:style-name="L27">
        <text:list-item>
          <text:p text:style-name="P175">Manipulandos arrays</text:p>
        </text:list-item>
      </text:list>
      <text:p text:style-name="P108"/>
      <text:p text:style-name="P51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6"/>
      <text:p text:style-name="P86">//adicionar um item no fim</text:p>
      <text:p text:style-name="P54"><text:span text:style-name="T16">techs</text:span>.<text:span text:style-name="T25">push</text:span>(<text:span text:style-name="T28">"nodejs"</text:span>)</text:p>
      <text:p text:style-name="P86">//adicionar no começo</text:p>
      <text:p text:style-name="P54"><text:span text:style-name="T16">techs</text:span>.<text:span text:style-name="T25">unshift</text:span>(<text:span text:style-name="T28">"sql"</text:span>)</text:p>
      <text:p text:style-name="P86">//remover do fim</text:p>
      <text:p text:style-name="P54"><text:span text:style-name="T16">techs</text:span>.<text:span text:style-name="T25">pop</text:span>()</text:p>
      <text:p text:style-name="P86">//remover do começo</text:p>
      <text:p text:style-name="P54"><text:span text:style-name="T16">techs</text:span>.<text:span text:style-name="T25">shift</text:span>()</text:p>
      <text:p text:style-name="P86">//pegar somente alguns elementos do array</text:p>
      <text:p text:style-name="P54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86">//remover 1 ou mais items em qualquer posição do array</text:p>
      <text:p text:style-name="P54"><text:span text:style-name="T16">techs</text:span>.<text:span text:style-name="T25">splice</text:span>(<text:span text:style-name="T37">1</text:span>, <text:span text:style-name="T37">1</text:span>)</text:p>
      <text:p text:style-name="P86">// encontrar a posição de um elemento no array</text:p>
      <text:p text:style-name="P54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4"><text:span text:style-name="T16">console</text:span>.<text:span text:style-name="T25">log</text:span>(<text:span text:style-name="T16">index</text:span>)</text:p>
      <text:p text:style-name="P54"><text:span text:style-name="T16">techs</text:span>.<text:span text:style-name="T25">splice</text:span>(<text:span text:style-name="T16">index</text:span>, <text:span text:style-name="T37">1</text:span>)</text:p>
      <text:p text:style-name="P54"><text:span text:style-name="T16">console</text:span>.<text:span text:style-name="T25">log</text:span>(<text:span text:style-name="T16">techs</text:span>)</text:p>
      <text:p text:style-name="P123"/>
      <text:p text:style-name="P131">Guias estelares</text:p>
      <text:p text:style-name="P37"><text:span text:style-name="T1">O guia estelar de </text:span><text:span text:style-name="T2">JavaScript</text:span></text:p>
      <text:p text:style-name="P120">Expressões e operadores</text:p>
      <text:list xml:id="list4335962" text:style-name="L38">
        <text:list-item>
          <text:p text:style-name="P173">Expressões e operadores</text:p>
        </text:list-item>
      </text:list>
      <text:p text:style-name="P107">Expressão é qualquer linha de código que resolve alguma coisa no JS. <text:span text:style-name="T58">Toda expressão pode o não terminar com ;</text:span></text:p>
      <text:p text:style-name="P107"/>
      <text:p text:style-name="P52"><text:span text:style-name="T31">let</text:span> <text:span text:style-name="T16">number</text:span> = <text:span text:style-name="T37">1</text:span> <text:span text:style-name="T35">// expressão</text:span></text:p>
      <text:p text:style-name="P54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4"><text:span text:style-name="T16">console</text:span>.<text:span text:style-name="T25">log</text:span>(++<text:span text:style-name="T16">number</text:span>) <text:span text:style-name="T35">// unário</text:span></text:p>
      <text:p text:style-name="P54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4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07"/>
      <text:list xml:id="list91746279321935" text:continue-numbering="true" text:style-name="L38">
        <text:list-item>
          <text:p text:style-name="P173">New</text:p>
        </text:list-item>
      </text:list>
      <text:list xml:id="list1544432465" text:style-name="L39">
        <text:list-item>
          <text:p text:style-name="P178">left-hand-side expression</text:p>
        </text:list-item>
        <text:list-item>
          <text:p text:style-name="P178">cria um novo objeto</text:p>
        </text:list-item>
        <text:list-item>
          <text:p text:style-name="P204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1"/>
      <text:p text:style-name="P63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4"><text:span text:style-name="T16">name</text:span>.<text:span text:style-name="T16">surName</text:span> = <text:span text:style-name="T28">"Carlos"</text:span></text:p>
      <text:p text:style-name="P54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4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6"/>
      <text:p text:style-name="P54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1"/>
      <text:list xml:id="list91747649000647" text:continue-list="list91746279321935" text:style-name="L38">
        <text:list-item>
          <text:p text:style-name="P173">Typeof delete</text:p>
        </text:list-item>
      </text:list>
      <text:list xml:id="list21377262" text:style-name="L40">
        <text:list-item>
          <text:p text:style-name="P179">Operadores unários</text:p>
          <text:list>
            <text:list-item>
              <text:p text:style-name="P179">typeof - define o tipo de objeto.</text:p>
            </text:list-item>
            <text:list-item>
              <text:p text:style-name="P179">delete - procura uma propriedade dentro de um objeto e vai deletar aquela propriedade de dentro do objeto.</text:p>
            </text:list-item>
          </text:list>
        </text:list-item>
      </text:list>
      <text:p text:style-name="P102"/>
      <text:p text:style-name="P64"><text:span text:style-name="T16">console</text:span>.<text:span text:style-name="T25">log</text:span>(<text:span text:style-name="T31">typeof</text:span> <text:span text:style-name="T28">"Thiago"</text:span>)</text:p>
      <text:p text:style-name="P54"><text:span text:style-name="T31">const</text:span> <text:span text:style-name="T40">person</text:span> = {</text:p>
      <text:p text:style-name="P54"><text:span text:style-name="T16"><text:tab/>name:</text:span> <text:span text:style-name="T28">'Carlos'</text:span>,</text:p>
      <text:p text:style-name="P54"><text:span text:style-name="T16"><text:tab/>age:</text:span> <text:span text:style-name="T37">33</text:span>,</text:p>
      <text:p text:style-name="P54">}</text:p>
      <text:p text:style-name="P54"><text:span text:style-name="T16">console</text:span>.<text:span text:style-name="T25">log</text:span>(<text:span text:style-name="T40">person</text:span>)</text:p>
      <text:p text:style-name="P54"><text:span text:style-name="T31">delete</text:span> <text:span text:style-name="T40">person</text:span>.<text:span text:style-name="T16">age</text:span></text:p>
      <text:p text:style-name="P76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02"/>
      <text:list xml:id="list91746644385981" text:continue-list="list91747649000647" text:style-name="L38">
        <text:list-item>
          <text:p text:style-name="P173">Operadores aritméticos</text:p>
        </text:list-item>
      </text:list>
      <text:p text:style-name="P87"/>
      <text:p text:style-name="P86">// multiplicação *</text:p>
      <text:p text:style-name="P54"><text:span text:style-name="T16">console</text:span>.<text:span text:style-name="T25">log</text:span>(<text:span text:style-name="T37">3</text:span> * <text:span text:style-name="T37">5</text:span>)</text:p>
      <text:p text:style-name="P54"><text:span text:style-name="T16">console</text:span>.<text:span text:style-name="T25">log</text:span>(<text:span text:style-name="T37">3.21</text:span> * <text:span text:style-name="T37">5.5</text:span>)</text:p>
      <text:p text:style-name="P86">// divisão /</text:p>
      <text:p text:style-name="P54"><text:span text:style-name="T16">console</text:span>.<text:span text:style-name="T25">log</text:span>(<text:span text:style-name="T37">12</text:span> / <text:span text:style-name="T37">2</text:span>)</text:p>
      <text:p text:style-name="P86">// soma +</text:p>
      <text:p text:style-name="P54"><text:span text:style-name="T16">console</text:span>.<text:span text:style-name="T25">log</text:span>(<text:span text:style-name="T37">34</text:span> + <text:span text:style-name="T37">67</text:span>)</text:p>
      <text:p text:style-name="P86"><text:soft-page-break/>// subtração -</text:p>
      <text:p text:style-name="P54"><text:span text:style-name="T16">console</text:span>.<text:span text:style-name="T25">log</text:span>(<text:span text:style-name="T37">34</text:span> - <text:span text:style-name="T37">23</text:span>)</text:p>
      <text:p text:style-name="P86">// resto da divisão %</text:p>
      <text:p text:style-name="P54"><text:span text:style-name="T31">let</text:span> <text:span text:style-name="T16">remainder</text:span></text:p>
      <text:p text:style-name="P54"><text:span text:style-name="T16">remainder</text:span> = <text:span text:style-name="T37">11</text:span> % <text:span text:style-name="T37">9</text:span></text:p>
      <text:p text:style-name="P54"><text:span text:style-name="T16">console</text:span>.<text:span text:style-name="T25">log</text:span>(<text:span text:style-name="T16">remainder</text:span>)</text:p>
      <text:p text:style-name="P86">// incremento ++</text:p>
      <text:p text:style-name="P54"><text:span text:style-name="T31">let</text:span> <text:span text:style-name="T16">increment</text:span> = <text:span text:style-name="T37">0</text:span></text:p>
      <text:p text:style-name="P54"><text:span text:style-name="T16">increment</text:span>++</text:p>
      <text:p text:style-name="P54"><text:span text:style-name="T16">increment</text:span>++</text:p>
      <text:p text:style-name="P54"><text:span text:style-name="T16">console</text:span>.<text:span text:style-name="T25">log</text:span>(<text:span text:style-name="T16">increment</text:span>)</text:p>
      <text:p text:style-name="P86">// descremento --</text:p>
      <text:p text:style-name="P54"><text:span text:style-name="T31">let</text:span> <text:span text:style-name="T16">decrement</text:span> = <text:span text:style-name="T37">0</text:span></text:p>
      <text:p text:style-name="P54"><text:span text:style-name="T16">decrement</text:span>--</text:p>
      <text:p text:style-name="P54"><text:span text:style-name="T16">console</text:span>.<text:span text:style-name="T25">log</text:span>(<text:span text:style-name="T16">decrement</text:span>)</text:p>
      <text:p text:style-name="P86">// exponencial **</text:p>
      <text:p text:style-name="P54"><text:span text:style-name="T16">console</text:span>.<text:span text:style-name="T25">log</text:span>(<text:span text:style-name="T37">3</text:span> ** <text:span text:style-name="T37">3</text:span>)</text:p>
      <text:p text:style-name="P100"/>
      <text:list xml:id="list91745798953251" text:continue-numbering="true" text:style-name="L38">
        <text:list-item>
          <text:p text:style-name="P173">Grouping operator</text:p>
        </text:list-item>
      </text:list>
      <text:p text:style-name="P100"/>
      <text:p text:style-name="P53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4"><text:span text:style-name="T16">console</text:span>.<text:span text:style-name="T25">log</text:span>(<text:span text:style-name="T16">total</text:span>)</text:p>
      <text:p text:style-name="P54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4"><text:span text:style-name="T16">console</text:span>.<text:span text:style-name="T25">log</text:span>(<text:span text:style-name="T16">total2</text:span>)</text:p>
      <text:p text:style-name="P100"/>
      <text:list xml:id="list91747650598158" text:continue-numbering="true" text:style-name="L38">
        <text:list-item>
          <text:p text:style-name="P173">Operadores de comparação igual a e diferente de</text:p>
        </text:list-item>
      </text:list>
      <text:list xml:id="list1168775106" text:style-name="L41">
        <text:list-item>
          <text:p text:style-name="P180">Operadores de comparação.</text:p>
        </text:list-item>
        <text:list-item>
          <text:p text:style-name="P180">Irá comparar valores e retornar um Boolean como resposta à comparação.</text:p>
        </text:list-item>
      </text:list>
      <text:p text:style-name="P103"/>
      <text:p text:style-name="P65"><text:span text:style-name="T31">let</text:span> <text:span text:style-name="T16">one</text:span> = <text:span text:style-name="T37">1</text:span></text:p>
      <text:p text:style-name="P54"><text:span text:style-name="T31">let</text:span> <text:span text:style-name="T16">two</text:span> = <text:span text:style-name="T37">2</text:span></text:p>
      <text:p text:style-name="P86">// igual a ==</text:p>
      <text:p text:style-name="P54"><text:span text:style-name="T16">console</text:span>.<text:span text:style-name="T25">log</text:span>( <text:span text:style-name="T16">two</text:span> == <text:span text:style-name="T37">1</text:span>)</text:p>
      <text:p text:style-name="P54"><text:span text:style-name="T16">console</text:span>.<text:span text:style-name="T25">log</text:span>( <text:span text:style-name="T16">one</text:span> == <text:span text:style-name="T28">"1"</text:span>)</text:p>
      <text:p text:style-name="P86">// diferente de !=</text:p>
      <text:p text:style-name="P54"><text:span text:style-name="T16">console</text:span>.<text:span text:style-name="T25">log</text:span>(<text:span text:style-name="T16">one</text:span> != <text:span text:style-name="T16">two</text:span>)</text:p>
      <text:p text:style-name="P54"><text:span text:style-name="T16">console</text:span>.<text:span text:style-name="T25">log</text:span>(<text:span text:style-name="T16">one</text:span> != <text:span text:style-name="T37">1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03"/>
      <text:list xml:id="list91746765032459" text:continue-list="list91747650598158" text:style-name="L38">
        <text:list-item>
          <text:p text:style-name="P173">Operadores de comparação estritamente igual e estritamente diferente</text:p>
        </text:list-item>
      </text:list>
      <text:list xml:id="list3368872986" text:style-name="L42">
        <text:list-item>
          <text:p text:style-name="P181">Operadores de comparação.</text:p>
        </text:list-item>
        <text:list-item>
          <text:p text:style-name="P181">Irá comparar não apenas os valores, mas também o tipo da variável e retornar um Boolean como resposta à comparação.</text:p>
        </text:list-item>
      </text:list>
      <text:p text:style-name="P104"/>
      <text:p text:style-name="P66"><text:span text:style-name="T31">let</text:span> <text:span text:style-name="T16">one</text:span> = <text:span text:style-name="T37">1</text:span></text:p>
      <text:p text:style-name="P54"><text:span text:style-name="T31">let</text:span> <text:span text:style-name="T16">two</text:span> = <text:span text:style-name="T37">2</text:span></text:p>
      <text:p text:style-name="P86">// estritamente igual a ==</text:p>
      <text:p text:style-name="P54"><text:span text:style-name="T16">console</text:span>.<text:span text:style-name="T25">log</text:span>( <text:span text:style-name="T16">one</text:span> === <text:span text:style-name="T37">1</text:span>)</text:p>
      <text:p text:style-name="P54"><text:span text:style-name="T16">console</text:span>.<text:span text:style-name="T25">log</text:span>( <text:span text:style-name="T16">one</text:span> === <text:span text:style-name="T28">"1"</text:span>)</text:p>
      <text:p text:style-name="P86"><text:soft-page-break/>// estritamente diferente de !=</text:p>
      <text:p text:style-name="P54"><text:span text:style-name="T16">console</text:span>.<text:span text:style-name="T25">log</text:span>(<text:span text:style-name="T16">two</text:span> !== <text:span text:style-name="T28">"2"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04"/>
      <text:list xml:id="list91745837947114" text:continue-list="list91746765032459" text:style-name="L38">
        <text:list-item>
          <text:p text:style-name="P173">Operadores de comparação maio<text:span text:style-name="T59">r</text:span> e menor(igual)</text:p>
        </text:list-item>
      </text:list>
      <text:list xml:id="list2656486308" text:style-name="L43">
        <text:list-item>
          <text:p text:style-name="P182">Operadores de comparação</text:p>
        </text:list-item>
        <text:list-item>
          <text:p text:style-name="P182">Irá comparar não apenas os valores e retornar um Boolean como resposta à comparação.</text:p>
        </text:list-item>
      </text:list>
      <text:p text:style-name="P183"/>
      <text:p text:style-name="P67"><text:span text:style-name="T31">let</text:span> <text:span text:style-name="T16">one</text:span> = <text:span text:style-name="T37">1</text:span></text:p>
      <text:p text:style-name="P54"><text:span text:style-name="T31">let</text:span> <text:span text:style-name="T16">two</text:span> = <text:span text:style-name="T37">2</text:span></text:p>
      <text:p text:style-name="P86">// &gt; Maior que</text:p>
      <text:p text:style-name="P54"><text:span text:style-name="T16">console</text:span>.<text:span text:style-name="T25">log</text:span>(<text:span text:style-name="T16">one</text:span> &gt; <text:span text:style-name="T16">two</text:span>)</text:p>
      <text:p text:style-name="P86">// &gt;= Maior igual a </text:p>
      <text:p text:style-name="P54"><text:span text:style-name="T16">console</text:span>.<text:span text:style-name="T25">log</text:span>(<text:span text:style-name="T16">one</text:span> &gt;= <text:span text:style-name="T37">1</text:span>)</text:p>
      <text:p text:style-name="P54"><text:span text:style-name="T16">console</text:span>.<text:span text:style-name="T25">log</text:span>(<text:span text:style-name="T16">two</text:span> &gt;= <text:span text:style-name="T37">1</text:span>)</text:p>
      <text:p text:style-name="P86">// &lt; Menor que</text:p>
      <text:p text:style-name="P54"><text:span text:style-name="T16">console</text:span>.<text:span text:style-name="T25">log</text:span>(<text:span text:style-name="T16">one</text:span> &lt; <text:span text:style-name="T16">two</text:span>)</text:p>
      <text:p text:style-name="P86">// Menor igual a</text:p>
      <text:p text:style-name="P54"><text:span text:style-name="T16">console</text:span>.<text:span text:style-name="T25">log</text:span>(<text:span text:style-name="T16">one</text:span> &lt;= <text:span text:style-name="T16">two</text:span>)</text:p>
      <text:p text:style-name="P54"><text:span text:style-name="T16">console</text:span>.<text:span text:style-name="T25">log</text:span>(<text:span text:style-name="T16">one</text:span> &lt;= <text:span text:style-name="T37">1</text:span>)</text:p>
      <text:p text:style-name="P76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83"/>
      <text:list xml:id="list91746413082712" text:continue-list="list91745837947114" text:style-name="L38">
        <text:list-item>
          <text:p text:style-name="P173"><text:span text:style-name="T59">O</text:span>peradores de atribuição</text:p>
        </text:list-item>
      </text:list>
      <text:p text:style-name="P100"/>
      <text:p text:style-name="P85">// Operadores de atribuição (Assignment)</text:p>
      <text:p text:style-name="P54"><text:span text:style-name="T31">let</text:span> <text:span text:style-name="T16">x</text:span></text:p>
      <text:p text:style-name="P86">// assignment</text:p>
      <text:p text:style-name="P54"><text:span text:style-name="T16">x</text:span> = <text:span text:style-name="T37">1</text:span></text:p>
      <text:p text:style-name="P86">// addition assignment</text:p>
      <text:p text:style-name="P86">//x = x + 2</text:p>
      <text:p text:style-name="P54"><text:span text:style-name="T16">x</text:span> += <text:span text:style-name="T37">2</text:span></text:p>
      <text:p text:style-name="P54"><text:span text:style-name="T16">console</text:span>.<text:span text:style-name="T25">log</text:span>(<text:span text:style-name="T16">x</text:span>)</text:p>
      <text:p text:style-name="P86">// subtraction assignment</text:p>
      <text:p text:style-name="P86">// x = x -1</text:p>
      <text:p text:style-name="P54"><text:span text:style-name="T16">x</text:span> -= <text:span text:style-name="T37">1</text:span></text:p>
      <text:p text:style-name="P54"><text:span text:style-name="T16">console</text:span>.<text:span text:style-name="T25">log</text:span>(<text:span text:style-name="T16">x</text:span>)</text:p>
      <text:p text:style-name="P86">// multiplication assignment</text:p>
      <text:p text:style-name="P86">// x = x * 2</text:p>
      <text:p text:style-name="P54"><text:span text:style-name="T16">x</text:span> *= <text:span text:style-name="T37">2</text:span></text:p>
      <text:p text:style-name="P54"><text:span text:style-name="T16">console</text:span>.<text:span text:style-name="T25">log</text:span>(<text:span text:style-name="T16">x</text:span>)</text:p>
      <text:p text:style-name="P86">// division assignment</text:p>
      <text:p text:style-name="P86">// x = x / 2</text:p>
      <text:p text:style-name="P54"><text:span text:style-name="T16">x</text:span> /= <text:span text:style-name="T37">2</text:span></text:p>
      <text:p text:style-name="P54"><text:span text:style-name="T16">console</text:span>.<text:span text:style-name="T25">log</text:span>(<text:span text:style-name="T16">x</text:span>)</text:p>
      <text:p text:style-name="P86">// remainder, exponetiation</text:p>
      <text:p text:style-name="P54"><text:span text:style-name="T16">x</text:span> %= <text:span text:style-name="T37">2</text:span></text:p>
      <text:p text:style-name="P54"><text:span text:style-name="T16">console</text:span>.<text:span text:style-name="T25">log</text:span>(<text:span text:style-name="T16">x</text:span>)</text:p>
      <text:p text:style-name="P54"><text:span text:style-name="T16">x</text:span> **= <text:span text:style-name="T37">2</text:span></text:p>
      <text:p text:style-name="P54"><text:span text:style-name="T16">console</text:span>.<text:span text:style-name="T25">log</text:span>(<text:span text:style-name="T16">x</text:span>)</text:p>
      <text:p text:style-name="P100"/>
      <text:list xml:id="list91747659757493" text:continue-numbering="true" text:style-name="L38">
        <text:list-item>
          <text:p text:style-name="P173"><text:soft-page-break/>Operadores lógicos</text:p>
        </text:list-item>
      </text:list>
      <text:list xml:id="list3280860279" text:style-name="L44">
        <text:list-item>
          <text:p text:style-name="P184">Operadores lógicos (logial operators)</text:p>
        </text:list-item>
        <text:list-item>
          <text:p text:style-name="P184">2 valores booleanos, quando verificados, resultará em verdadeiro ou falso.</text:p>
        </text:list-item>
      </text:list>
      <text:p text:style-name="P185"/>
      <text:p text:style-name="P68"><text:span text:style-name="T31">let</text:span> <text:span text:style-name="T16">pao</text:span> = <text:span text:style-name="T31">true</text:span></text:p>
      <text:p text:style-name="P54"><text:span text:style-name="T31">let</text:span> <text:span text:style-name="T16">queijo</text:span> = <text:span text:style-name="T31">true</text:span></text:p>
      <text:p text:style-name="P86">// AND &amp;&amp;</text:p>
      <text:p text:style-name="P54"><text:span text:style-name="T16">console</text:span>.<text:span text:style-name="T25">log</text:span>(<text:span text:style-name="T16">pao</text:span> &amp;&amp; <text:span text:style-name="T16">queijo</text:span>)</text:p>
      <text:p text:style-name="P86">// OR ||</text:p>
      <text:p text:style-name="P54"><text:span text:style-name="T16">console</text:span>.<text:span text:style-name="T25">log</text:span>(<text:span text:style-name="T16">pao</text:span> || <text:span text:style-name="T16">queijo</text:span>)</text:p>
      <text:p text:style-name="P86">// NOT !</text:p>
      <text:p text:style-name="P76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85"/>
      <text:list xml:id="list91747391623187" text:continue-list="list91747659757493" text:style-name="L38">
        <text:list-item>
          <text:p text:style-name="P173">Operadoes condicional ternário</text:p>
        </text:list-item>
      </text:list>
      <text:p text:style-name="P100">Operador Condicional (Ternário)</text:p>
      <text:p text:style-name="P100">Dependendo da condição, nós recebemos valores diferentes</text:p>
      <text:p text:style-name="P100">Condição então valor 1 se não valor 2</text:p>
      <text:p text:style-name="P105">condition ? value1 : value2</text:p>
      <text:p text:style-name="P105">Exemplos:</text:p>
      <text:p text:style-name="P100">Café da manhã top</text:p>
      <text:p text:style-name="P100"/>
      <text:p text:style-name="P53"><text:span text:style-name="T31">let</text:span> <text:span text:style-name="T16">pao</text:span> = <text:span text:style-name="T31">false</text:span></text:p>
      <text:p text:style-name="P54"><text:span text:style-name="T31">let</text:span> <text:span text:style-name="T16">queijo</text:span> = <text:span text:style-name="T31">false</text:span></text:p>
      <text:p text:style-name="P54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4"><text:span text:style-name="T16">console</text:span>.<text:span text:style-name="T25">log</text:span>(<text:span text:style-name="T40">niceBreakfast</text:span>)</text:p>
      <text:p text:style-name="P54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4"><text:span text:style-name="T16">console</text:span>.<text:span text:style-name="T25">log</text:span>(<text:span text:style-name="T40">niceBreakfast2</text:span>)</text:p>
      <text:p text:style-name="P86">// Maior 18</text:p>
      <text:p text:style-name="P54"><text:span text:style-name="T31">let</text:span> <text:span text:style-name="T16">age</text:span> = <text:span text:style-name="T37">18</text:span></text:p>
      <text:p text:style-name="P54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4"><text:span text:style-name="T16">console</text:span>.<text:span text:style-name="T25">log</text:span>(<text:span text:style-name="T40">canDrive</text:span>)</text:p>
      <text:p text:style-name="P100"/>
      <text:list xml:id="list91746379918736" text:continue-numbering="true" text:style-name="L38">
        <text:list-item>
          <text:p text:style-name="P173">Operadores para string</text:p>
        </text:list-item>
      </text:list>
      <text:p text:style-name="P100"/>
      <text:p text:style-name="P85">// Operador de String (String operator)</text:p>
      <text:p text:style-name="P86">// comparison (comparação)</text:p>
      <text:p text:style-name="P76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86">// concatenation (concatenação)</text:p>
      <text:p text:style-name="P86">// Retorna a união de duas Strings</text:p>
      <text:p text:style-name="P54"><text:span text:style-name="T31">let</text:span> <text:span text:style-name="T16">alpha</text:span> = <text:span text:style-name="T28">'alpha'</text:span></text:p>
      <text:p text:style-name="P54"><text:span text:style-name="T16">alpha</text:span> += <text:span text:style-name="T28">'bet'</text:span></text:p>
      <text:p text:style-name="P54"><text:span text:style-name="T16">console</text:span>.<text:span text:style-name="T25">log</text:span>(<text:span text:style-name="T16">alpha</text:span> + <text:span text:style-name="T37">345</text:span>)</text:p>
      <text:p text:style-name="P100"/>
      <text:list xml:id="list91747169369283" text:continue-numbering="true" text:style-name="L38">
        <text:list-item>
          <text:p text:style-name="P173">Falsy e truthy</text:p>
        </text:list-item>
      </text:list>
      <text:p text:style-name="P100"/>
      <text:p text:style-name="P85">// Type conversion (typecastinh) vs Type coersion</text:p>
      <text:p text:style-name="P54"><text:span text:style-name="T16">console</text:span>.<text:span text:style-name="T25">log</text:span>(<text:span text:style-name="T28">'9'</text:span> + <text:span text:style-name="T37">5</text:span>)</text:p>
      <text:p text:style-name="P86">/*</text:p>
      <text:p text:style-name="P86">FALSY</text:p>
      <text:p text:style-name="P86"><text:soft-page-break/>Quando um valor é considerado false em contextos onde um booleano é obrigatório (condicionais e loops)</text:p>
      <text:p text:style-name="P86">false</text:p>
      <text:p text:style-name="P86">0</text:p>
      <text:p text:style-name="P86">-0</text:p>
      <text:p text:style-name="P86">""</text:p>
      <text:p text:style-name="P86">null</text:p>
      <text:p text:style-name="P86">undefined</text:p>
      <text:p text:style-name="P86">NaN</text:p>
      <text:p text:style-name="P86">*/</text:p>
      <text:p text:style-name="P54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86">/*</text:p>
      <text:p text:style-name="P86">TRUTHY</text:p>
      <text:p text:style-name="P86">Quando um valor é considerado true em contextos onde um booleano é obrigatório (condicionais e loops)</text:p>
      <text:p text:style-name="P86">true</text:p>
      <text:p text:style-name="P86">{}</text:p>
      <text:p text:style-name="P86">[]</text:p>
      <text:p text:style-name="P86">1</text:p>
      <text:p text:style-name="P86">3.23</text:p>
      <text:p text:style-name="P86">"0"</text:p>
      <text:p text:style-name="P86">"false"</text:p>
      <text:p text:style-name="P86">-1</text:p>
      <text:p text:style-name="P86">Infinity</text:p>
      <text:p text:style-name="P86">-Infinity</text:p>
      <text:p text:style-name="P86">*/</text:p>
      <text:p text:style-name="P54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0"/>
      <text:list xml:id="list91746550976755" text:continue-numbering="true" text:style-name="L38">
        <text:list-item>
          <text:p text:style-name="P173">Procedência dos operadores</text:p>
        </text:list-item>
      </text:list>
      <text:p text:style-name="P85">/* Operator precedence</text:p>
      <text:p text:style-name="P86">Precedência de operadores</text:p>
      <text:p text:style-name="P76"/>
      <text:p text:style-name="P86">* grouping ( )</text:p>
      <text:p text:style-name="P86">* negação e incremento ! ++ --</text:p>
      <text:p text:style-name="P86">* multiplicação e divisão * /</text:p>
      <text:p text:style-name="P86">* adição e subtração + -</text:p>
      <text:p text:style-name="P86">* relacional &lt; &lt;= &gt; &gt;=</text:p>
      <text:p text:style-name="P86">* igualdade == != === !==</text:p>
      <text:p text:style-name="P86">* AND &amp;&amp;</text:p>
      <text:p text:style-name="P86">* OR ||</text:p>
      <text:p text:style-name="P86">* condicional ?:</text:p>
      <text:p text:style-name="P86">* assignment (atribuição) = += -= *=</text:p>
      <text:p text:style-name="P86">*/</text:p>
      <text:p text:style-name="P54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4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4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4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4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06"/>
      <text:p text:style-name="P132">Guias estelares</text:p>
      <text:p text:style-name="P38"><text:span text:style-name="T1">O guia estelar de </text:span><text:span text:style-name="T2">JavaScript</text:span></text:p>
      <text:p text:style-name="P121">Condicionais e controle de fluxo</text:p>
      <text:list xml:id="list768319917" text:style-name="L45">
        <text:list-item>
          <text:p text:style-name="P176">Controle de fluxo da aplicação</text:p>
        </text:list-item>
      </text:list>
      <text:p text:style-name="P197">Controle de fluxo, como realizar determinada operação voltando no fluxo da apliacação, através de comando pré-determinado.</text:p>
      <text:p text:style-name="P197">Controle de erros.</text:p>
      <text:p text:style-name="P197"/>
      <text:p text:style-name="P208"><text:span text:style-name="T16">console</text:span>.<text:span text:style-name="T25">log</text:span>(<text:span text:style-name="T28">"Controle de fluxo de aplicação"</text:span>)</text:p>
      <text:p text:style-name="P86">// Control flow</text:p>
      <text:p text:style-name="P54"><text:span text:style-name="T16">console</text:span>.<text:span text:style-name="T25">log</text:span>(<text:span text:style-name="T28">'a'</text:span>)</text:p>
      <text:p text:style-name="P54"><text:span text:style-name="T16">console</text:span>.<text:span text:style-name="T25">log</text:span>(<text:span text:style-name="T28">'b'</text:span>)</text:p>
      <text:p text:style-name="P76"/>
      <text:p text:style-name="P86">//se estiver sujo</text:p>
      <text:p text:style-name="P54"><text:span text:style-name="T16">console</text:span>.<text:span text:style-name="T25">log</text:span>(<text:span text:style-name="T28">'lavar o copo'</text:span>)</text:p>
      <text:p text:style-name="P86">//se não estiver sujo</text:p>
      <text:p text:style-name="P54"><text:span text:style-name="T16">console</text:span>.<text:span text:style-name="T25">log</text:span>(<text:span text:style-name="T28">'servir café'</text:span>)</text:p>
      <text:p text:style-name="P197"/>
      <text:list xml:id="list91747458220345" text:continue-numbering="true" text:style-name="L45">
        <text:list-item>
          <text:p text:style-name="P176">If e Else</text:p>
        </text:list-item>
      </text:list>
      <text:p text:style-name="P116"/>
      <text:p text:style-name="P206">// if ...else</text:p>
      <text:p text:style-name="P54"><text:span text:style-name="T31">let</text:span> <text:span text:style-name="T16">temperature</text:span> = <text:span text:style-name="T37">36</text:span></text:p>
      <text:p text:style-name="P54"><text:span text:style-name="T31">let</text:span> <text:span text:style-name="T16">highTemperature</text:span> = <text:span text:style-name="T16">temperature</text:span> &gt;= <text:span text:style-name="T37">37.5</text:span></text:p>
      <text:p text:style-name="P54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4"><text:span text:style-name="T48">if</text:span> (<text:span text:style-name="T16">highTemperature</text:span>){</text:p>
      <text:p text:style-name="P54"><text:span text:style-name="T16"><text:tab/>console</text:span>.<text:span text:style-name="T25">log</text:span>(<text:span text:style-name="T28">'Febre alta'</text:span>)</text:p>
      <text:p text:style-name="P54">} <text:span text:style-name="T48">else</text:span> <text:span text:style-name="T48">if</text:span> (<text:span text:style-name="T16">mediumTemperature</text:span>){</text:p>
      <text:p text:style-name="P54"><text:span text:style-name="T16"><text:tab/>console</text:span>.<text:span text:style-name="T25">log</text:span>(<text:span text:style-name="T28">'Febre moderada'</text:span>)</text:p>
      <text:p text:style-name="P54">} <text:span text:style-name="T48">else</text:span> {</text:p>
      <text:p text:style-name="P54"><text:span text:style-name="T16"><text:tab/>console</text:span>.<text:span text:style-name="T25">log</text:span>(<text:span text:style-name="T28">'Saudável'</text:span>)</text:p>
      <text:p text:style-name="P54">}</text:p>
      <text:p text:style-name="P116"/>
      <text:list xml:id="list91747899545181" text:continue-numbering="true" text:style-name="L45">
        <text:list-item>
          <text:p text:style-name="P176">Switch</text:p>
        </text:list-item>
      </text:list>
      <text:p text:style-name="P116"/>
      <text:p text:style-name="P206">// switch</text:p>
      <text:p text:style-name="P54"><text:span text:style-name="T31">let</text:span> <text:span text:style-name="T16">expression</text:span> = <text:span text:style-name="T28">'1'</text:span></text:p>
      <text:p text:style-name="P54"><text:span text:style-name="T48">switch</text:span> (<text:span text:style-name="T16">expression</text:span>) {</text:p>
      <text:p text:style-name="P54"><text:span text:style-name="T48"><text:tab/>case</text:span> <text:span text:style-name="T28">'a'</text:span>:</text:p>
      <text:p text:style-name="P54"><text:span text:style-name="T16"><text:tab/><text:tab/>console</text:span>.<text:span text:style-name="T25">log</text:span>(<text:span text:style-name="T28">'a'</text:span>)</text:p>
      <text:p text:style-name="P211"><text:tab/><text:tab/>break</text:p>
      <text:p text:style-name="P54"><text:span text:style-name="T48"><text:tab/>case</text:span> <text:span text:style-name="T28">'b'</text:span>:</text:p>
      <text:p text:style-name="P54"><text:span text:style-name="T16"><text:tab/><text:tab/>console</text:span>.<text:span text:style-name="T25">log</text:span>(<text:span text:style-name="T28">'b'</text:span>)</text:p>
      <text:p text:style-name="P211"><text:tab/><text:tab/>break</text:p>
      <text:p text:style-name="P54"><text:span text:style-name="T48"><text:tab/>default</text:span>:</text:p>
      <text:p text:style-name="P54"><text:span text:style-name="T16"><text:tab/><text:tab/>console</text:span>.<text:span text:style-name="T25">log</text:span>(<text:span text:style-name="T28">'default'</text:span>)</text:p>
      <text:p text:style-name="P211"><text:tab/><text:tab/>break</text:p>
      <text:p text:style-name="P54">}</text:p>
      <text:p text:style-name="P54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4"><text:span text:style-name="T31">let</text:span> <text:span text:style-name="T16">result</text:span> = <text:span text:style-name="T37">0</text:span>;</text:p>
      <text:p text:style-name="P54"><text:span text:style-name="T48">switch</text:span>(<text:span text:style-name="T16">operator</text:span>){</text:p>
      <text:p text:style-name="P54"><text:soft-page-break/><text:span text:style-name="T48"><text:tab/>case</text:span> <text:span text:style-name="T28">'+'</text:span>:</text:p>
      <text:p text:style-name="P54"><text:span text:style-name="T16"><text:tab/><text:tab/>result</text:span> = <text:span text:style-name="T16">number1</text:span> + <text:span text:style-name="T16">number2</text:span></text:p>
      <text:p text:style-name="P211"><text:tab/><text:tab/>break</text:p>
      <text:p text:style-name="P54"><text:span text:style-name="T48"><text:tab/>case</text:span> <text:span text:style-name="T28">'-'</text:span>:</text:p>
      <text:p text:style-name="P54"><text:span text:style-name="T16"><text:tab/><text:tab/>result</text:span> = <text:span text:style-name="T16">number1</text:span> - <text:span text:style-name="T16">number2</text:span></text:p>
      <text:p text:style-name="P211"><text:tab/><text:tab/>break</text:p>
      <text:p text:style-name="P54"><text:span text:style-name="T48"><text:tab/>case</text:span> <text:span text:style-name="T28">'*'</text:span>:</text:p>
      <text:p text:style-name="P54"><text:span text:style-name="T16"><text:tab/><text:tab/>result</text:span> = <text:span text:style-name="T16">number1</text:span> * <text:span text:style-name="T16">number2</text:span></text:p>
      <text:p text:style-name="P211"><text:tab/><text:tab/>break</text:p>
      <text:p text:style-name="P54"><text:span text:style-name="T48"><text:tab/>case</text:span> <text:span text:style-name="T28">'/'</text:span>:</text:p>
      <text:p text:style-name="P54"><text:span text:style-name="T16"><text:tab/><text:tab/>result</text:span> = <text:span text:style-name="T16">number1</text:span> / <text:span text:style-name="T16">number2</text:span></text:p>
      <text:p text:style-name="P211"><text:tab/><text:tab/>break</text:p>
      <text:p text:style-name="P54"><text:span text:style-name="T48"><text:tab/>default</text:span>:</text:p>
      <text:p text:style-name="P54"><text:span text:style-name="T16"><text:tab/><text:tab/>console</text:span>.<text:span text:style-name="T25">log</text:span>(<text:span text:style-name="T28">'não implementado'</text:span>)</text:p>
      <text:p text:style-name="P211"><text:tab/><text:tab/>break</text:p>
      <text:p text:style-name="P54">}</text:p>
      <text:p text:style-name="P54"><text:span text:style-name="T48"><text:tab/>return</text:span> <text:span text:style-name="T16">result</text:span></text:p>
      <text:p text:style-name="P54">}</text:p>
      <text:p text:style-name="P54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16"/>
      <text:list xml:id="list91747031458779" text:continue-numbering="true" text:style-name="L45">
        <text:list-item>
          <text:p text:style-name="P176">Throw e try/Catch</text:p>
        </text:list-item>
      </text:list>
      <text:p text:style-name="P199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99"/>
      <text:p text:style-name="P207">// throw - disparar, lançar</text:p>
      <text:p text:style-name="P54"><text:span text:style-name="T31">function</text:span> <text:span text:style-name="T25">sayMyName</text:span>(<text:span text:style-name="T16">name</text:span> = <text:span text:style-name="T28">''</text:span>){</text:p>
      <text:p text:style-name="P54"><text:span text:style-name="T48"><text:tab/>if</text:span>(<text:span text:style-name="T16">name</text:span> ===<text:span text:style-name="T28">''</text:span>){</text:p>
      <text:p text:style-name="P54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4"><text:tab/>}</text:p>
      <text:p text:style-name="P54"><text:span text:style-name="T16"><text:tab/>console</text:span>.<text:span text:style-name="T25">log</text:span>(<text:span text:style-name="T16">name</text:span>)</text:p>
      <text:p text:style-name="P54">}</text:p>
      <text:p text:style-name="P86">// try(tentar) .. catch(pegar/capturar)</text:p>
      <text:p text:style-name="P54"><text:span text:style-name="T48">try</text:span>{</text:p>
      <text:p text:style-name="P54"><text:span text:style-name="T25"><text:tab/>sayMyName</text:span>(<text:span text:style-name="T28">''</text:span>)</text:p>
      <text:p text:style-name="P54">} <text:span text:style-name="T48">catch</text:span> (<text:span text:style-name="T16">e</text:span>){</text:p>
      <text:p text:style-name="P54"><text:span text:style-name="T16"><text:tab/>console</text:span>.<text:span text:style-name="T25">log</text:span>(<text:span text:style-name="T16">e</text:span>)</text:p>
      <text:p text:style-name="P54">}</text:p>
      <text:p text:style-name="P54"><text:span text:style-name="T16">console</text:span>.<text:span text:style-name="T25">log</text:span>(<text:span text:style-name="T28">'após o try/catch'</text:span>)</text:p>
      <text:p text:style-name="P199"/>
      <text:p text:style-name="P213">Guias estelares</text:p>
      <text:p text:style-name="P212"><text:span text:style-name="T1">O guia estelar de </text:span><text:span text:style-name="T2">JavaScript</text:span></text:p>
      <text:p text:style-name="P200">Estruturas de repetição</text:p>
      <text:list xml:id="list3359601953" text:style-name="L46">
        <text:list-item>
          <text:p text:style-name="P174">For</text:p>
        </text:list-item>
      </text:list>
      <text:p text:style-name="P186"/>
      <text:list xml:id="list91746386471770" text:continue-numbering="true" text:style-name="L46">
        <text:list-item>
          <text:p text:style-name="P174">While</text:p>
        </text:list-item>
      </text:list>
      <text:p text:style-name="P186"/>
      <text:list xml:id="list91746935385179" text:continue-numbering="true" text:style-name="L46">
        <text:list-item>
          <text:p text:style-name="P174">For of</text:p>
        </text:list-item>
      </text:list>
      <text:p text:style-name="P186"/>
      <text:list xml:id="list91746355933856" text:continue-numbering="true" text:style-name="L46">
        <text:list-item>
          <text:p text:style-name="P174">For in</text:p>
        </text:list-item>
      </text:list>
      <text:p text:style-name="P1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06T09:17:45.377213629</dc:date>
    <meta:editing-duration>PT4H37M52S</meta:editing-duration>
    <meta:editing-cycles>31</meta:editing-cycles>
    <meta:generator>LibreOffice/6.1.5.2$Linux_X86_64 LibreOffice_project/10$Build-2</meta:generator>
    <meta:document-statistic meta:table-count="0" meta:image-count="0" meta:object-count="0" meta:page-count="24" meta:paragraph-count="869" meta:word-count="3625" meta:character-count="22434" meta:non-whitespace-character-count="19773"/>
  </office:meta>
</office:document-meta>
</file>